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525cm"/>
    </style:style>
    <style:style style:name="co2" style:family="table-column">
      <style:table-column-properties fo:break-before="auto" style:column-width="5.15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356cm"/>
    </style:style>
    <style:style style:name="co5" style:family="table-column">
      <style:table-column-properties fo:break-before="auto" style:column-width="1.552cm"/>
    </style:style>
    <style:style style:name="co6" style:family="table-column">
      <style:table-column-properties fo:break-before="auto" style:column-width="2.53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41cm" fo:break-before="auto" style:use-optimal-row-height="true"/>
    </style:style>
    <style:style style:name="ro3" style:family="table-row">
      <style:table-row-properties style:row-height="0.4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0"/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</style:style>
    <style:style style:name="ce3" style:family="table-cell" style:parent-style-name="Default">
      <style:table-cell-properties fo:background-color="transparent" style:rotation-align="none"/>
    </style:style>
    <style:style style:name="ce4" style:family="table-cell" style:parent-style-name="Default">
      <style:table-cell-properties fo:background-color="#ffff00" style:rotation-align="none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</style:style>
    <style:style style:name="ce6" style:family="table-cell" style:parent-style-name="Default" style:data-style-name="N2">
      <style:table-cell-properties style:rotation-align="none"/>
    </style:style>
    <style:style style:name="ce7" style:family="table-cell" style:parent-style-name="Default" style:data-style-name="N2">
      <style:table-cell-properties style:rotation-align="none"/>
    </style:style>
    <style:style style:name="ce8" style:family="table-cell" style:parent-style-name="Default" style:data-style-name="N2">
      <style:table-cell-properties style:rotation-align="none"/>
    </style:style>
    <style:style style:name="ce9" style:family="table-cell" style:parent-style-name="Default" style:data-style-name="N2">
      <style:table-cell-properties style:rotation-align="none"/>
    </style:style>
    <style:style style:name="ce10" style:family="table-cell" style:parent-style-name="Default" style:data-style-name="N2">
      <style:table-cell-properties style:rotation-align="none"/>
    </style:style>
    <style:style style:name="ce11" style:family="table-cell" style:parent-style-name="Default" style:data-style-name="N2">
      <style:table-cell-properties style:rotation-align="none"/>
    </style:style>
    <style:style style:name="ce12" style:family="table-cell" style:parent-style-name="Default" style:data-style-name="N2">
      <style:table-cell-properties style:rotation-align="none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Stalker Player</text:p>
          </table:table-cell>
          <table:table-cell table:number-columns-repeated="2" office:value-type="string" calcext:value-type="string">
            <text:p>Adaptive Player</text:p>
          </table:table-cell>
          <table:table-cell/>
          <table:table-cell table:number-columns-repeated="3" office:value-type="float" office:value="220" calcext:value-type="float">
            <text:p>22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Adaptive Player</text:p>
          </table:table-cell>
          <table:table-cell office:value-type="string" calcext:value-type="string">
            <text:p>Cooperate Player</text:p>
          </table:table-cell>
          <table:table-cell/>
          <table:table-cell table:number-columns-repeated="2" office:value-type="float" office:value="505" calcext:value-type="float">
            <text:p>505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Adaptive Player</text:p>
          </table:table-cell>
          <table:table-cell office:value-type="string" calcext:value-type="string">
            <text:p>Defect Player</text:p>
          </table:table-cell>
          <table:table-cell/>
          <table:table-cell table:number-columns-repeated="2" office:value-type="float" office:value="205" calcext:value-type="float">
            <text:p>205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Adaptive Player</text:p>
          </table:table-cell>
          <table:table-cell office:value-type="string" calcext:value-type="string">
            <text:p>Gradual Player</text:p>
          </table:table-cell>
          <table:table-cell/>
          <table:table-cell table:number-columns-repeated="2" office:value-type="float" office:value="247" calcext:value-type="float">
            <text:p>247</text:p>
          </table:table-cell>
          <table:table-cell office:value-type="float" office:value="202" calcext:value-type="float">
            <text:p>20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Adaptive Player</text:p>
          </table:table-cell>
          <table:table-cell office:value-type="string" calcext:value-type="string">
            <text:p>Grudger Player</text:p>
          </table:table-cell>
          <table:table-cell/>
          <table:table-cell table:number-columns-repeated="2" office:value-type="float" office:value="223" calcext:value-type="float">
            <text:p>223</text:p>
          </table:table-cell>
          <table:table-cell office:value-type="float" office:value="218" calcext:value-type="float">
            <text:p>21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Adaptive Player</text:p>
          </table:table-cell>
          <table:table-cell office:value-type="string" calcext:value-type="string">
            <text:p>Naive Peace Maker</text:p>
          </table:table-cell>
          <table:table-cell/>
          <table:table-cell table:number-columns-repeated="2" office:value-type="float" office:value="278.53" calcext:value-type="float">
            <text:p>278.53</text:p>
          </table:table-cell>
          <table:table-cell office:value-type="float" office:value="180.98" calcext:value-type="float">
            <text:p>180.9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Adaptive Player</text:p>
          </table:table-cell>
          <table:table-cell office:value-type="string" calcext:value-type="string">
            <text:p>Naive Prober Player</text:p>
          </table:table-cell>
          <table:table-cell/>
          <table:table-cell table:number-columns-repeated="2" office:value-type="float" office:value="220.03" calcext:value-type="float">
            <text:p>220.03</text:p>
          </table:table-cell>
          <table:table-cell office:value-type="float" office:value="219.98" calcext:value-type="float">
            <text:p>219.98</text:p>
          </table:table-cell>
          <table:table-cell office:value-type="float" office:value="76" calcext:value-type="float">
            <text:p>76</text:p>
          </table:table-cell>
          <table:table-cell office:value-type="float" office:value="0.76" calcext:value-type="float">
            <text:p>0.76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Adaptive Player</text:p>
          </table:table-cell>
          <table:table-cell office:value-type="string" calcext:value-type="string">
            <text:p>Random Player</text:p>
          </table:table-cell>
          <table:table-cell/>
          <table:table-cell table:number-columns-repeated="2" office:value-type="float" office:value="354.52" calcext:value-type="float">
            <text:p>354.52</text:p>
          </table:table-cell>
          <table:table-cell office:value-type="float" office:value="130.32" calcext:value-type="float">
            <text:p>130.3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Adaptive Player</text:p>
          </table:table-cell>
          <table:table-cell office:value-type="string" calcext:value-type="string">
            <text:p>Remorseful Prober</text:p>
          </table:table-cell>
          <table:table-cell/>
          <table:table-cell table:number-columns-repeated="2" office:value-type="float" office:value="498.31" calcext:value-type="float">
            <text:p>498.31</text:p>
          </table:table-cell>
          <table:table-cell office:value-type="float" office:value="34.46" calcext:value-type="float">
            <text:p>34.4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Adaptive Player</text:p>
          </table:table-cell>
          <table:table-cell office:value-type="string" calcext:value-type="string">
            <text:p>Repeat Outcome Player</text:p>
          </table:table-cell>
          <table:table-cell/>
          <table:table-cell table:number-columns-repeated="2" office:value-type="float" office:value="364" calcext:value-type="float">
            <text:p>364</text:p>
          </table:table-cell>
          <table:table-cell office:value-type="float" office:value="124" calcext:value-type="float">
            <text:p>12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Adaptive Player</text:p>
          </table:table-cell>
          <table:table-cell office:value-type="string" calcext:value-type="string">
            <text:p>Repeat Outcome Random Player</text:p>
          </table:table-cell>
          <table:table-cell/>
          <table:table-cell table:number-columns-repeated="2" office:value-type="float" office:value="359.68" calcext:value-type="float">
            <text:p>359.68</text:p>
          </table:table-cell>
          <table:table-cell office:value-type="float" office:value="126.88" calcext:value-type="float">
            <text:p>126.8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Adaptive Player</text:p>
          </table:table-cell>
          <table:table-cell office:value-type="string" calcext:value-type="string">
            <text:p>Soft Grudge Player</text:p>
          </table:table-cell>
          <table:table-cell/>
          <table:table-cell table:number-columns-repeated="2" office:value-type="float" office:value="313" calcext:value-type="float">
            <text:p>313</text:p>
          </table:table-cell>
          <table:table-cell office:value-type="float" office:value="158" calcext:value-type="float">
            <text:p>15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Adaptive Player</text:p>
          </table:table-cell>
          <table:table-cell office:value-type="string" calcext:value-type="string">
            <text:p>Suspicious Player</text:p>
          </table:table-cell>
          <table:table-cell/>
          <table:table-cell table:number-columns-repeated="3" office:value-type="float" office:value="220" calcext:value-type="float">
            <text:p>22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Adaptive Player</text:p>
          </table:table-cell>
          <table:table-cell office:value-type="string" calcext:value-type="string">
            <text:p>Tit for Tat Player</text:p>
          </table:table-cell>
          <table:table-cell/>
          <table:table-cell table:number-columns-repeated="2" office:value-type="float" office:value="223" calcext:value-type="float">
            <text:p>223</text:p>
          </table:table-cell>
          <table:table-cell office:value-type="float" office:value="218" calcext:value-type="float">
            <text:p>21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Adaptive Player</text:p>
          </table:table-cell>
          <table:table-cell office:value-type="string" calcext:value-type="string">
            <text:p>Random Tit for Tat Player</text:p>
          </table:table-cell>
          <table:table-cell/>
          <table:table-cell table:number-columns-repeated="2" office:value-type="float" office:value="277.9" calcext:value-type="float">
            <text:p>277.9</text:p>
          </table:table-cell>
          <table:table-cell office:value-type="float" office:value="181.4" calcext:value-type="float">
            <text:p>181.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Adaptive Player</text:p>
          </table:table-cell>
          <table:table-cell office:value-type="string" calcext:value-type="string">
            <text:p>Tit for Two Tats Player</text:p>
          </table:table-cell>
          <table:table-cell/>
          <table:table-cell table:number-columns-repeated="2" office:value-type="float" office:value="226" calcext:value-type="float">
            <text:p>226</text:p>
          </table:table-cell>
          <table:table-cell office:value-type="float" office:value="216" calcext:value-type="float">
            <text:p>21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Adaptive Player</text:p>
          </table:table-cell>
          <table:table-cell office:value-type="string" calcext:value-type="string">
            <text:p>Random Tit for Two Tats Player</text:p>
          </table:table-cell>
          <table:table-cell/>
          <table:table-cell table:number-columns-repeated="2" office:value-type="float" office:value="277.57" calcext:value-type="float">
            <text:p>277.57</text:p>
          </table:table-cell>
          <table:table-cell office:value-type="float" office:value="181.62" calcext:value-type="float">
            <text:p>181.6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Adaptive Player</text:p>
          </table:table-cell>
          <table:table-cell office:value-type="string" calcext:value-type="string">
            <text:p>True Peace Maker Player</text:p>
          </table:table-cell>
          <table:table-cell/>
          <table:table-cell table:number-columns-repeated="2" office:value-type="float" office:value="281.17" calcext:value-type="float">
            <text:p>281.17</text:p>
          </table:table-cell>
          <table:table-cell office:value-type="float" office:value="179.22" calcext:value-type="float">
            <text:p>179.2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table:number-columns-repeated="2" office:value-type="string" calcext:value-type="string">
            <text:p>Cooperate Player</text:p>
          </table:table-cell>
          <table:table-cell/>
          <table:table-cell office:value-type="float" office:value="790" calcext:value-type="float">
            <text:p>790</text:p>
          </table:table-cell>
          <table:table-cell table:number-columns-repeated="2" office:value-type="float" office:value="315" calcext:value-type="float">
            <text:p>31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Cooperate Player</text:p>
          </table:table-cell>
          <table:table-cell office:value-type="string" calcext:value-type="string">
            <text:p>Defect Player</text:p>
          </table:table-cell>
          <table:table-cell/>
          <table:table-cell office:value-type="float" office:value="490" calcext:value-type="float">
            <text:p>490</text:p>
          </table:table-cell>
          <table:table-cell office:value-type="float" office:value="15" calcext:value-type="float">
            <text:p>15</text:p>
          </table:table-cell>
          <table:table-cell office:value-type="float" office:value="515" calcext:value-type="float">
            <text:p>5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Cooperate Player</text:p>
          </table:table-cell>
          <table:table-cell office:value-type="string" calcext:value-type="string">
            <text:p>Gradual Player</text:p>
          </table:table-cell>
          <table:table-cell/>
          <table:table-cell office:value-type="float" office:value="532" calcext:value-type="float">
            <text:p>532</text:p>
          </table:table-cell>
          <table:table-cell office:value-type="float" office:value="57" calcext:value-type="float">
            <text:p>57</text:p>
          </table:table-cell>
          <table:table-cell office:value-type="float" office:value="487" calcext:value-type="float">
            <text:p>48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Cooperate Player</text:p>
          </table:table-cell>
          <table:table-cell office:value-type="string" calcext:value-type="string">
            <text:p>Grudger Player</text:p>
          </table:table-cell>
          <table:table-cell/>
          <table:table-cell office:value-type="float" office:value="508" calcext:value-type="float">
            <text:p>508</text:p>
          </table:table-cell>
          <table:table-cell office:value-type="float" office:value="33" calcext:value-type="float">
            <text:p>33</text:p>
          </table:table-cell>
          <table:table-cell office:value-type="float" office:value="503" calcext:value-type="float">
            <text:p>50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Cooperate Player</text:p>
          </table:table-cell>
          <table:table-cell office:value-type="string" calcext:value-type="string">
            <text:p>Naive Peace Maker</text:p>
          </table:table-cell>
          <table:table-cell/>
          <table:table-cell office:value-type="float" office:value="565.72" calcext:value-type="float">
            <text:p>565.72</text:p>
          </table:table-cell>
          <table:table-cell office:value-type="float" office:value="90.72" calcext:value-type="float">
            <text:p>90.72</text:p>
          </table:table-cell>
          <table:table-cell office:value-type="float" office:value="464.52" calcext:value-type="float">
            <text:p>464.5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Cooperate Player</text:p>
          </table:table-cell>
          <table:table-cell office:value-type="string" calcext:value-type="string">
            <text:p>Naive Prober Player</text:p>
          </table:table-cell>
          <table:table-cell/>
          <table:table-cell office:value-type="float" office:value="504.94" calcext:value-type="float">
            <text:p>504.94</text:p>
          </table:table-cell>
          <table:table-cell office:value-type="float" office:value="29.94" calcext:value-type="float">
            <text:p>29.94</text:p>
          </table:table-cell>
          <table:table-cell office:value-type="float" office:value="505.04" calcext:value-type="float">
            <text:p>505.04</text:p>
          </table:table-cell>
          <table:table-cell office:value-type="float" office:value="74" calcext:value-type="float">
            <text:p>74</text:p>
          </table:table-cell>
          <table:table-cell office:value-type="float" office:value="0.74" calcext:value-type="float">
            <text:p>0.74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Cooperate Player</text:p>
          </table:table-cell>
          <table:table-cell office:value-type="string" calcext:value-type="string">
            <text:p>Random Player</text:p>
          </table:table-cell>
          <table:table-cell/>
          <table:table-cell office:value-type="float" office:value="640.45" calcext:value-type="float">
            <text:p>640.45</text:p>
          </table:table-cell>
          <table:table-cell office:value-type="float" office:value="165.45" calcext:value-type="float">
            <text:p>165.45</text:p>
          </table:table-cell>
          <table:table-cell office:value-type="float" office:value="414.7" calcext:value-type="float">
            <text:p>414.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Cooperate Player</text:p>
          </table:table-cell>
          <table:table-cell office:value-type="string" calcext:value-type="string">
            <text:p>Remorseful Prober</text:p>
          </table:table-cell>
          <table:table-cell/>
          <table:table-cell office:value-type="float" office:value="503.53" calcext:value-type="float">
            <text:p>503.53</text:p>
          </table:table-cell>
          <table:table-cell office:value-type="float" office:value="28.53" calcext:value-type="float">
            <text:p>28.53</text:p>
          </table:table-cell>
          <table:table-cell office:value-type="float" office:value="505.98" calcext:value-type="float">
            <text:p>505.98</text:p>
          </table:table-cell>
          <table:table-cell office:value-type="float" office:value="55" calcext:value-type="float">
            <text:p>55</text:p>
          </table:table-cell>
          <table:table-cell office:value-type="float" office:value="0.55" calcext:value-type="float">
            <text:p>0.55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Cooperate Player</text:p>
          </table:table-cell>
          <table:table-cell office:value-type="string" calcext:value-type="string">
            <text:p>Repeat Outcome Player</text:p>
          </table:table-cell>
          <table:table-cell/>
          <table:table-cell office:value-type="float" office:value="790" calcext:value-type="float">
            <text:p>790</text:p>
          </table:table-cell>
          <table:table-cell table:number-columns-repeated="2" office:value-type="float" office:value="315" calcext:value-type="float">
            <text:p>31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Cooperate Player</text:p>
          </table:table-cell>
          <table:table-cell office:value-type="string" calcext:value-type="string">
            <text:p>Repeat Outcome Random Player</text:p>
          </table:table-cell>
          <table:table-cell/>
          <table:table-cell office:value-type="float" office:value="641.14" calcext:value-type="float">
            <text:p>641.14</text:p>
          </table:table-cell>
          <table:table-cell office:value-type="float" office:value="166.14" calcext:value-type="float">
            <text:p>166.14</text:p>
          </table:table-cell>
          <table:table-cell office:value-type="float" office:value="414.24" calcext:value-type="float">
            <text:p>414.2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Cooperate Player</text:p>
          </table:table-cell>
          <table:table-cell office:value-type="string" calcext:value-type="string">
            <text:p>Soft Grudge Player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123" calcext:value-type="float">
            <text:p>123</text:p>
          </table:table-cell>
          <table:table-cell office:value-type="float" office:value="443" calcext:value-type="float">
            <text:p>44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Cooperate Player</text:p>
          </table:table-cell>
          <table:table-cell office:value-type="string" calcext:value-type="string">
            <text:p>Suspicious Player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30" calcext:value-type="float">
            <text:p>30</text:p>
          </table:table-cell>
          <table:table-cell office:value-type="float" office:value="505" calcext:value-type="float">
            <text:p>50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Cooperate Player</text:p>
          </table:table-cell>
          <table:table-cell office:value-type="string" calcext:value-type="string">
            <text:p>Tit for Tat Player</text:p>
          </table:table-cell>
          <table:table-cell/>
          <table:table-cell office:value-type="float" office:value="508" calcext:value-type="float">
            <text:p>508</text:p>
          </table:table-cell>
          <table:table-cell office:value-type="float" office:value="33" calcext:value-type="float">
            <text:p>33</text:p>
          </table:table-cell>
          <table:table-cell office:value-type="float" office:value="503" calcext:value-type="float">
            <text:p>50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Cooperate Player</text:p>
          </table:table-cell>
          <table:table-cell office:value-type="string" calcext:value-type="string">
            <text:p>Random Tit for Tat Player</text:p>
          </table:table-cell>
          <table:table-cell/>
          <table:table-cell office:value-type="float" office:value="558.49" calcext:value-type="float">
            <text:p>558.49</text:p>
          </table:table-cell>
          <table:table-cell office:value-type="float" office:value="83.49" calcext:value-type="float">
            <text:p>83.49</text:p>
          </table:table-cell>
          <table:table-cell office:value-type="float" office:value="469.34" calcext:value-type="float">
            <text:p>469.3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Cooperate Player</text:p>
          </table:table-cell>
          <table:table-cell office:value-type="string" calcext:value-type="string">
            <text:p>Tit for Two Tats Player</text:p>
          </table:table-cell>
          <table:table-cell/>
          <table:table-cell office:value-type="float" office:value="511" calcext:value-type="float">
            <text:p>511</text:p>
          </table:table-cell>
          <table:table-cell office:value-type="float" office:value="36" calcext:value-type="float">
            <text:p>36</text:p>
          </table:table-cell>
          <table:table-cell office:value-type="float" office:value="501" calcext:value-type="float">
            <text:p>50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Cooperate Player</text:p>
          </table:table-cell>
          <table:table-cell office:value-type="string" calcext:value-type="string">
            <text:p>Random Tit for Two Tats Player</text:p>
          </table:table-cell>
          <table:table-cell/>
          <table:table-cell office:value-type="float" office:value="559.87" calcext:value-type="float">
            <text:p>559.87</text:p>
          </table:table-cell>
          <table:table-cell office:value-type="float" office:value="84.87" calcext:value-type="float">
            <text:p>84.87</text:p>
          </table:table-cell>
          <table:table-cell office:value-type="float" office:value="468.42" calcext:value-type="float">
            <text:p>468.4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Cooperate Player</text:p>
          </table:table-cell>
          <table:table-cell office:value-type="string" calcext:value-type="string">
            <text:p>True Peace Maker Player</text:p>
          </table:table-cell>
          <table:table-cell/>
          <table:table-cell office:value-type="float" office:value="566.08" calcext:value-type="float">
            <text:p>566.08</text:p>
          </table:table-cell>
          <table:table-cell office:value-type="float" office:value="91.08" calcext:value-type="float">
            <text:p>91.08</text:p>
          </table:table-cell>
          <table:table-cell office:value-type="float" office:value="464.28" calcext:value-type="float">
            <text:p>464.2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table:number-columns-repeated="2" office:value-type="string" calcext:value-type="string">
            <text:p>Defect Player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485" calcext:value-type="float">
            <text:p>4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Defect Player</text:p>
          </table:table-cell>
          <table:table-cell office:value-type="string" calcext:value-type="string">
            <text:p>Gradual Player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float" office:value="248" calcext:value-type="float">
            <text:p>248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Defect Player</text:p>
          </table:table-cell>
          <table:table-cell office:value-type="string" calcext:value-type="string">
            <text:p>Grudger Player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218" calcext:value-type="float">
            <text:p>218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Defect Player</text:p>
          </table:table-cell>
          <table:table-cell office:value-type="string" calcext:value-type="string">
            <text:p>Naive Peace Maker</text:p>
          </table:table-cell>
          <table:table-cell/>
          <table:table-cell office:value-type="float" office:value="252.28" calcext:value-type="float">
            <text:p>252.28</text:p>
          </table:table-cell>
          <table:table-cell office:value-type="float" office:value="277.28" calcext:value-type="float">
            <text:p>277.28</text:p>
          </table:table-cell>
          <table:table-cell office:value-type="float" office:value="173.48" calcext:value-type="float">
            <text:p>173.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Defect Player</text:p>
          </table:table-cell>
          <table:table-cell office:value-type="string" calcext:value-type="string">
            <text:p>Naive Prober Player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218" calcext:value-type="float">
            <text:p>218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Defect Player</text:p>
          </table:table-cell>
          <table:table-cell office:value-type="string" calcext:value-type="string">
            <text:p>Random Player</text:p>
          </table:table-cell>
          <table:table-cell/>
          <table:table-cell office:value-type="float" office:value="339.57" calcext:value-type="float">
            <text:p>339.57</text:p>
          </table:table-cell>
          <table:table-cell office:value-type="float" office:value="365.12" calcext:value-type="float">
            <text:p>365.12</text:p>
          </table:table-cell>
          <table:table-cell office:value-type="float" office:value="115.47" calcext:value-type="float">
            <text:p>115.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Defect Player</text:p>
          </table:table-cell>
          <table:table-cell office:value-type="string" calcext:value-type="string">
            <text:p>Remorseful Prober</text:p>
          </table:table-cell>
          <table:table-cell/>
          <table:table-cell office:value-type="float" office:value="490" calcext:value-type="float">
            <text:p>490</text:p>
          </table:table-cell>
          <table:table-cell office:value-type="float" office:value="515" calcext:value-type="float">
            <text:p>51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Defect Player</text:p>
          </table:table-cell>
          <table:table-cell office:value-type="string" calcext:value-type="string">
            <text:p>Repeat Outcome Player</text:p>
          </table:table-cell>
          <table:table-cell/>
          <table:table-cell office:value-type="float" office:value="349" calcext:value-type="float">
            <text:p>349</text:p>
          </table:table-cell>
          <table:table-cell office:value-type="float" office:value="374" calcext:value-type="float">
            <text:p>374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Defect Player</text:p>
          </table:table-cell>
          <table:table-cell office:value-type="string" calcext:value-type="string">
            <text:p>Repeat Outcome Random Player</text:p>
          </table:table-cell>
          <table:table-cell/>
          <table:table-cell office:value-type="float" office:value="343.24" calcext:value-type="float">
            <text:p>343.24</text:p>
          </table:table-cell>
          <table:table-cell office:value-type="float" office:value="368.24" calcext:value-type="float">
            <text:p>368.24</text:p>
          </table:table-cell>
          <table:table-cell office:value-type="float" office:value="112.84" calcext:value-type="float">
            <text:p>112.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Defect Player</text:p>
          </table:table-cell>
          <table:table-cell office:value-type="string" calcext:value-type="string">
            <text:p>Soft Grudge Player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314" calcext:value-type="float">
            <text:p>314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Defect Player</text:p>
          </table:table-cell>
          <table:table-cell office:value-type="string" calcext:value-type="string">
            <text:p>Suspicious Player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485" calcext:value-type="float">
            <text:p>4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Defect Player</text:p>
          </table:table-cell>
          <table:table-cell office:value-type="string" calcext:value-type="string">
            <text:p>Tit for Tat Player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218" calcext:value-type="float">
            <text:p>218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Defect Player</text:p>
          </table:table-cell>
          <table:table-cell office:value-type="string" calcext:value-type="string">
            <text:p>Random Tit for Tat Player</text:p>
          </table:table-cell>
          <table:table-cell/>
          <table:table-cell office:value-type="float" office:value="248.44" calcext:value-type="float">
            <text:p>248.44</text:p>
          </table:table-cell>
          <table:table-cell office:value-type="float" office:value="275.54" calcext:value-type="float">
            <text:p>275.54</text:p>
          </table:table-cell>
          <table:table-cell office:value-type="float" office:value="176.74" calcext:value-type="float">
            <text:p>176.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Defect Player</text:p>
          </table:table-cell>
          <table:table-cell office:value-type="string" calcext:value-type="string">
            <text:p>Tit for Two Tats Player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218" calcext:value-type="float">
            <text:p>218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Defect Player</text:p>
          </table:table-cell>
          <table:table-cell office:value-type="string" calcext:value-type="string">
            <text:p>Random Tit for Two Tats Player</text:p>
          </table:table-cell>
          <table:table-cell/>
          <table:table-cell office:value-type="float" office:value="253.72" calcext:value-type="float">
            <text:p>253.72</text:p>
          </table:table-cell>
          <table:table-cell office:value-type="float" office:value="281.42" calcext:value-type="float">
            <text:p>281.42</text:p>
          </table:table-cell>
          <table:table-cell office:value-type="float" office:value="173.42" calcext:value-type="float">
            <text:p>173.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Defect Player</text:p>
          </table:table-cell>
          <table:table-cell office:value-type="string" calcext:value-type="string">
            <text:p>True Peace Maker Player</text:p>
          </table:table-cell>
          <table:table-cell/>
          <table:table-cell office:value-type="float" office:value="255.79" calcext:value-type="float">
            <text:p>255.79</text:p>
          </table:table-cell>
          <table:table-cell office:value-type="float" office:value="280.79" calcext:value-type="float">
            <text:p>280.79</text:p>
          </table:table-cell>
          <table:table-cell office:value-type="float" office:value="171.14" calcext:value-type="float">
            <text:p>171.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table:number-columns-repeated="2" office:value-type="string" calcext:value-type="string">
            <text:p>Gradual Player</text:p>
          </table:table-cell>
          <table:table-cell/>
          <table:table-cell office:value-type="float" office:value="274" calcext:value-type="float">
            <text:p>274</text:p>
          </table:table-cell>
          <table:table-cell table:number-columns-repeated="2" office:value-type="float" office:value="229" calcext:value-type="float">
            <text:p>22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Gradual Player</text:p>
          </table:table-cell>
          <table:table-cell office:value-type="string" calcext:value-type="string">
            <text:p>Grudger Player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05" calcext:value-type="float">
            <text:p>205</text:p>
          </table:table-cell>
          <table:table-cell office:value-type="float" office:value="245" calcext:value-type="float">
            <text:p>24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Gradual Player</text:p>
          </table:table-cell>
          <table:table-cell office:value-type="string" calcext:value-type="string">
            <text:p>Naive Peace Maker</text:p>
          </table:table-cell>
          <table:table-cell/>
          <table:table-cell office:value-type="float" office:value="310.63" calcext:value-type="float">
            <text:p>310.63</text:p>
          </table:table-cell>
          <table:table-cell office:value-type="float" office:value="258.33" calcext:value-type="float">
            <text:p>258.33</text:p>
          </table:table-cell>
          <table:table-cell office:value-type="float" office:value="211.88" calcext:value-type="float">
            <text:p>211.8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Gradual Player</text:p>
          </table:table-cell>
          <table:table-cell office:value-type="string" calcext:value-type="string">
            <text:p>Naive Prober Player</text:p>
          </table:table-cell>
          <table:table-cell/>
          <table:table-cell office:value-type="float" office:value="240.88" calcext:value-type="float">
            <text:p>240.88</text:p>
          </table:table-cell>
          <table:table-cell office:value-type="float" office:value="202.43" calcext:value-type="float">
            <text:p>202.43</text:p>
          </table:table-cell>
          <table:table-cell office:value-type="float" office:value="244.53" calcext:value-type="float">
            <text:p>244.53</text:p>
          </table:table-cell>
          <table:table-cell office:value-type="float" office:value="46" calcext:value-type="float">
            <text:p>46</text:p>
          </table:table-cell>
          <table:table-cell office:value-type="float" office:value="0.46" calcext:value-type="float">
            <text:p>0.46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Gradual Player</text:p>
          </table:table-cell>
          <table:table-cell office:value-type="string" calcext:value-type="string">
            <text:p>Random Player</text:p>
          </table:table-cell>
          <table:table-cell/>
          <table:table-cell office:value-type="float" office:value="378.52" calcext:value-type="float">
            <text:p>378.52</text:p>
          </table:table-cell>
          <table:table-cell office:value-type="float" office:value="339.12" calcext:value-type="float">
            <text:p>339.12</text:p>
          </table:table-cell>
          <table:table-cell office:value-type="float" office:value="153.72" calcext:value-type="float">
            <text:p>153.7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Gradual Player</text:p>
          </table:table-cell>
          <table:table-cell office:value-type="string" calcext:value-type="string">
            <text:p>Remorseful Prober</text:p>
          </table:table-cell>
          <table:table-cell/>
          <table:table-cell office:value-type="float" office:value="499.6" calcext:value-type="float">
            <text:p>499.6</text:p>
          </table:table-cell>
          <table:table-cell office:value-type="float" office:value="421.5" calcext:value-type="float">
            <text:p>421.5</text:p>
          </table:table-cell>
          <table:table-cell office:value-type="float" office:value="111.7" calcext:value-type="float">
            <text:p>111.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Gradual Player</text:p>
          </table:table-cell>
          <table:table-cell office:value-type="string" calcext:value-type="string">
            <text:p>Repeat Outcome Player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float" office:value="358" calcext:value-type="float">
            <text:p>358</text:p>
          </table:table-cell>
          <table:table-cell office:value-type="float" office:value="143" calcext:value-type="float">
            <text:p>14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Gradual Player</text:p>
          </table:table-cell>
          <table:table-cell office:value-type="string" calcext:value-type="string">
            <text:p>Repeat Outcome Random Player</text:p>
          </table:table-cell>
          <table:table-cell/>
          <table:table-cell office:value-type="float" office:value="385.66" calcext:value-type="float">
            <text:p>385.66</text:p>
          </table:table-cell>
          <table:table-cell office:value-type="float" office:value="338.36" calcext:value-type="float">
            <text:p>338.36</text:p>
          </table:table-cell>
          <table:table-cell office:value-type="float" office:value="156.86" calcext:value-type="float">
            <text:p>156.8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Gradual Player</text:p>
          </table:table-cell>
          <table:table-cell office:value-type="string" calcext:value-type="string">
            <text:p>Soft Grudge Player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295" calcext:value-type="float">
            <text:p>295</text:p>
          </table:table-cell>
          <table:table-cell office:value-type="float" office:value="185" calcext:value-type="float">
            <text:p>18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Gradual Player</text:p>
          </table:table-cell>
          <table:table-cell office:value-type="string" calcext:value-type="string">
            <text:p>Suspicious Player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200" calcext:value-type="float">
            <text:p>200</text:p>
          </table:table-cell>
          <table:table-cell office:value-type="float" office:value="245" calcext:value-type="float">
            <text:p>2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Gradual Player</text:p>
          </table:table-cell>
          <table:table-cell office:value-type="string" calcext:value-type="string">
            <text:p>Tit for Tat Player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05" calcext:value-type="float">
            <text:p>205</text:p>
          </table:table-cell>
          <table:table-cell office:value-type="float" office:value="245" calcext:value-type="float">
            <text:p>24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Gradual Player</text:p>
          </table:table-cell>
          <table:table-cell office:value-type="string" calcext:value-type="string">
            <text:p>Random Tit for Tat Player</text:p>
          </table:table-cell>
          <table:table-cell/>
          <table:table-cell office:value-type="float" office:value="296.77" calcext:value-type="float">
            <text:p>296.77</text:p>
          </table:table-cell>
          <table:table-cell office:value-type="float" office:value="254.77" calcext:value-type="float">
            <text:p>254.77</text:p>
          </table:table-cell>
          <table:table-cell office:value-type="float" office:value="210.82" calcext:value-type="float">
            <text:p>210.8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Gradual Player</text:p>
          </table:table-cell>
          <table:table-cell office:value-type="string" calcext:value-type="string">
            <text:p>Tit for Two Tats Player</text:p>
          </table:table-cell>
          <table:table-cell/>
          <table:table-cell office:value-type="float" office:value="259" calcext:value-type="float">
            <text:p>259</text:p>
          </table:table-cell>
          <table:table-cell office:value-type="float" office:value="204" calcext:value-type="float">
            <text:p>204</text:p>
          </table:table-cell>
          <table:table-cell office:value-type="float" office:value="249" calcext:value-type="float">
            <text:p>24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Gradual Player</text:p>
          </table:table-cell>
          <table:table-cell office:value-type="string" calcext:value-type="string">
            <text:p>Random Tit for Two Tats Player</text:p>
          </table:table-cell>
          <table:table-cell/>
          <table:table-cell office:value-type="float" office:value="298.45" calcext:value-type="float">
            <text:p>298.45</text:p>
          </table:table-cell>
          <table:table-cell office:value-type="float" office:value="257.2" calcext:value-type="float">
            <text:p>257.2</text:p>
          </table:table-cell>
          <table:table-cell office:value-type="float" office:value="208.95" calcext:value-type="float">
            <text:p>208.9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Gradual Player</text:p>
          </table:table-cell>
          <table:table-cell office:value-type="string" calcext:value-type="string">
            <text:p>True Peace Maker Player</text:p>
          </table:table-cell>
          <table:table-cell/>
          <table:table-cell office:value-type="float" office:value="314.11" calcext:value-type="float">
            <text:p>314.11</text:p>
          </table:table-cell>
          <table:table-cell office:value-type="float" office:value="259.71" calcext:value-type="float">
            <text:p>259.71</text:p>
          </table:table-cell>
          <table:table-cell office:value-type="float" office:value="211.66" calcext:value-type="float">
            <text:p>211.6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table:number-columns-repeated="2" office:value-type="string" calcext:value-type="string">
            <text:p>Grudger Player</text:p>
          </table:table-cell>
          <table:table-cell/>
          <table:table-cell office:value-type="float" office:value="226" calcext:value-type="float">
            <text:p>226</text:p>
          </table:table-cell>
          <table:table-cell table:number-columns-repeated="2" office:value-type="float" office:value="221" calcext:value-type="float">
            <text:p>22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Grudger Player</text:p>
          </table:table-cell>
          <table:table-cell office:value-type="string" calcext:value-type="string">
            <text:p>Naive Peace Maker</text:p>
          </table:table-cell>
          <table:table-cell/>
          <table:table-cell office:value-type="float" office:value="281.77" calcext:value-type="float">
            <text:p>281.77</text:p>
          </table:table-cell>
          <table:table-cell office:value-type="float" office:value="276.77" calcext:value-type="float">
            <text:p>276.77</text:p>
          </table:table-cell>
          <table:table-cell office:value-type="float" office:value="183.82" calcext:value-type="float">
            <text:p>183.8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Grudger Player</text:p>
          </table:table-cell>
          <table:table-cell office:value-type="string" calcext:value-type="string">
            <text:p>Naive Prober Player</text:p>
          </table:table-cell>
          <table:table-cell/>
          <table:table-cell office:value-type="float" office:value="214.72" calcext:value-type="float">
            <text:p>214.72</text:p>
          </table:table-cell>
          <table:table-cell office:value-type="float" office:value="218.62" calcext:value-type="float">
            <text:p>218.62</text:p>
          </table:table-cell>
          <table:table-cell office:value-type="float" office:value="219.62" calcext:value-type="float">
            <text:p>219.62</text:p>
          </table:table-cell>
          <table:table-cell office:value-type="float" office:value="45" calcext:value-type="float">
            <text:p>45</text:p>
          </table:table-cell>
          <table:table-cell office:value-type="float" office:value="0.45" calcext:value-type="float">
            <text:p>0.45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Grudger Player</text:p>
          </table:table-cell>
          <table:table-cell office:value-type="string" calcext:value-type="string">
            <text:p>Random Player</text:p>
          </table:table-cell>
          <table:table-cell/>
          <table:table-cell office:value-type="float" office:value="344.38" calcext:value-type="float">
            <text:p>344.38</text:p>
          </table:table-cell>
          <table:table-cell office:value-type="float" office:value="360.23" calcext:value-type="float">
            <text:p>360.23</text:p>
          </table:table-cell>
          <table:table-cell office:value-type="float" office:value="121.23" calcext:value-type="float">
            <text:p>121.23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Grudger Player</text:p>
          </table:table-cell>
          <table:table-cell office:value-type="string" calcext:value-type="string">
            <text:p>Remorseful Prober</text:p>
          </table:table-cell>
          <table:table-cell/>
          <table:table-cell office:value-type="float" office:value="497.65" calcext:value-type="float">
            <text:p>497.65</text:p>
          </table:table-cell>
          <table:table-cell office:value-type="float" office:value="501.75" calcext:value-type="float">
            <text:p>501.75</text:p>
          </table:table-cell>
          <table:table-cell office:value-type="float" office:value="30.8" calcext:value-type="float">
            <text:p>30.8</text:p>
          </table:table-cell>
          <table:table-cell office:value-type="float" office:value="47" calcext:value-type="float">
            <text:p>47</text:p>
          </table:table-cell>
          <table:table-cell office:value-type="float" office:value="0.47" calcext:value-type="float">
            <text:p>0.47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Grudger Player</text:p>
          </table:table-cell>
          <table:table-cell office:value-type="string" calcext:value-type="string">
            <text:p>Repeat Outcome Player</text:p>
          </table:table-cell>
          <table:table-cell/>
          <table:table-cell office:value-type="float" office:value="367" calcext:value-type="float">
            <text:p>367</text:p>
          </table:table-cell>
          <table:table-cell office:value-type="float" office:value="362" calcext:value-type="float">
            <text:p>362</text:p>
          </table:table-cell>
          <table:table-cell office:value-type="float" office:value="127" calcext:value-type="float">
            <text:p>12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Grudger Player</text:p>
          </table:table-cell>
          <table:table-cell office:value-type="string" calcext:value-type="string">
            <text:p>Repeat Outcome Random Player</text:p>
          </table:table-cell>
          <table:table-cell/>
          <table:table-cell office:value-type="float" office:value="356.89" calcext:value-type="float">
            <text:p>356.89</text:p>
          </table:table-cell>
          <table:table-cell office:value-type="float" office:value="358.79" calcext:value-type="float">
            <text:p>358.79</text:p>
          </table:table-cell>
          <table:table-cell office:value-type="float" office:value="126.84" calcext:value-type="float">
            <text:p>126.84</text:p>
          </table:table-cell>
          <table:table-cell office:value-type="float" office:value="61" calcext:value-type="float">
            <text:p>61</text:p>
          </table:table-cell>
          <table:table-cell office:value-type="float" office:value="0.61" calcext:value-type="float">
            <text:p>0.6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Grudger Player</text:p>
          </table:table-cell>
          <table:table-cell office:value-type="string" calcext:value-type="string">
            <text:p>Soft Grudge Player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311" calcext:value-type="float">
            <text:p>311</text:p>
          </table:table-cell>
          <table:table-cell office:value-type="float" office:value="161" calcext:value-type="float">
            <text:p>16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Grudger Player</text:p>
          </table:table-cell>
          <table:table-cell office:value-type="string" calcext:value-type="string">
            <text:p>Suspicious Player</text:p>
          </table:table-cell>
          <table:table-cell/>
          <table:table-cell office:value-type="float" office:value="196" calcext:value-type="float">
            <text:p>196</text:p>
          </table:table-cell>
          <table:table-cell table:number-columns-repeated="2" office:value-type="float" office:value="216" calcext:value-type="float">
            <text:p>2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Grudger Player</text:p>
          </table:table-cell>
          <table:table-cell office:value-type="string" calcext:value-type="string">
            <text:p>Tit for Tat Player</text:p>
          </table:table-cell>
          <table:table-cell/>
          <table:table-cell office:value-type="float" office:value="226" calcext:value-type="float">
            <text:p>226</text:p>
          </table:table-cell>
          <table:table-cell table:number-columns-repeated="2" office:value-type="float" office:value="221" calcext:value-type="float">
            <text:p>22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Grudger Player</text:p>
          </table:table-cell>
          <table:table-cell office:value-type="string" calcext:value-type="string">
            <text:p>Random Tit for Tat Player</text:p>
          </table:table-cell>
          <table:table-cell/>
          <table:table-cell office:value-type="float" office:value="267.1" calcext:value-type="float">
            <text:p>267.1</text:p>
          </table:table-cell>
          <table:table-cell office:value-type="float" office:value="274.2" calcext:value-type="float">
            <text:p>274.2</text:p>
          </table:table-cell>
          <table:table-cell office:value-type="float" office:value="181.5" calcext:value-type="float">
            <text:p>181.5</text:p>
          </table:table-cell>
          <table:table-cell office:value-type="float" office:value="41" calcext:value-type="float">
            <text:p>41</text:p>
          </table:table-cell>
          <table:table-cell office:value-type="float" office:value="0.41" calcext:value-type="float">
            <text:p>0.4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Grudger Player</text:p>
          </table:table-cell>
          <table:table-cell office:value-type="string" calcext:value-type="string">
            <text:p>Tit for Two Tats Player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224" calcext:value-type="float">
            <text:p>224</text:p>
          </table:table-cell>
          <table:table-cell office:value-type="float" office:value="219" calcext:value-type="float">
            <text:p>21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Grudger Player</text:p>
          </table:table-cell>
          <table:table-cell office:value-type="string" calcext:value-type="string">
            <text:p>Random Tit for Two Tats Player</text:p>
          </table:table-cell>
          <table:table-cell/>
          <table:table-cell office:value-type="float" office:value="270.01" calcext:value-type="float">
            <text:p>270.01</text:p>
          </table:table-cell>
          <table:table-cell office:value-type="float" office:value="275.86" calcext:value-type="float">
            <text:p>275.86</text:p>
          </table:table-cell>
          <table:table-cell office:value-type="float" office:value="180.81" calcext:value-type="float">
            <text:p>180.81</text:p>
          </table:table-cell>
          <table:table-cell office:value-type="float" office:value="44" calcext:value-type="float">
            <text:p>44</text:p>
          </table:table-cell>
          <table:table-cell office:value-type="float" office:value="0.44" calcext:value-type="float">
            <text:p>0.44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Grudger Player</text:p>
          </table:table-cell>
          <table:table-cell office:value-type="string" calcext:value-type="string">
            <text:p>True Peace Maker Player</text:p>
          </table:table-cell>
          <table:table-cell/>
          <table:table-cell office:value-type="float" office:value="285.28" calcext:value-type="float">
            <text:p>285.28</text:p>
          </table:table-cell>
          <table:table-cell office:value-type="float" office:value="280.28" calcext:value-type="float">
            <text:p>280.28</text:p>
          </table:table-cell>
          <table:table-cell office:value-type="float" office:value="181.48" calcext:value-type="float">
            <text:p>181.4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table:number-columns-repeated="2" office:value-type="string" calcext:value-type="string">
            <text:p>Naive Peace Maker</text:p>
          </table:table-cell>
          <table:table-cell/>
          <table:table-cell office:value-type="float" office:value="338.11" calcext:value-type="float">
            <text:p>338.11</text:p>
          </table:table-cell>
          <table:table-cell office:value-type="float" office:value="238.71" calcext:value-type="float">
            <text:p>238.71</text:p>
          </table:table-cell>
          <table:table-cell office:value-type="float" office:value="240.66" calcext:value-type="float">
            <text:p>240.6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Naive Peace Maker</text:p>
          </table:table-cell>
          <table:table-cell office:value-type="string" calcext:value-type="string">
            <text:p>Naive Prober Player</text:p>
          </table:table-cell>
          <table:table-cell/>
          <table:table-cell office:value-type="float" office:value="276.46" calcext:value-type="float">
            <text:p>276.46</text:p>
          </table:table-cell>
          <table:table-cell office:value-type="float" office:value="180.66" calcext:value-type="float">
            <text:p>180.66</text:p>
          </table:table-cell>
          <table:table-cell office:value-type="float" office:value="278.16" calcext:value-type="float">
            <text:p>278.16</text:p>
          </table:table-cell>
          <table:table-cell office:value-type="float" office:value="56" calcext:value-type="float">
            <text:p>56</text:p>
          </table:table-cell>
          <table:table-cell office:value-type="float" office:value="0.56" calcext:value-type="float">
            <text:p>0.56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Naive Peace Maker</text:p>
          </table:table-cell>
          <table:table-cell office:value-type="string" calcext:value-type="string">
            <text:p>Random Player</text:p>
          </table:table-cell>
          <table:table-cell/>
          <table:table-cell office:value-type="float" office:value="407.5" calcext:value-type="float">
            <text:p>407.5</text:p>
          </table:table-cell>
          <table:table-cell office:value-type="float" office:value="319.5" calcext:value-type="float">
            <text:p>319.5</text:p>
          </table:table-cell>
          <table:table-cell office:value-type="float" office:value="183" calcext:value-type="float">
            <text:p>18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Naive Peace Maker</text:p>
          </table:table-cell>
          <table:table-cell office:value-type="string" calcext:value-type="string">
            <text:p>Remorseful Prober</text:p>
          </table:table-cell>
          <table:table-cell/>
          <table:table-cell office:value-type="float" office:value="499.42" calcext:value-type="float">
            <text:p>499.42</text:p>
          </table:table-cell>
          <table:table-cell office:value-type="float" office:value="406.47" calcext:value-type="float">
            <text:p>406.47</text:p>
          </table:table-cell>
          <table:table-cell office:value-type="float" office:value="126.67" calcext:value-type="float">
            <text:p>126.6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Naive Peace Maker</text:p>
          </table:table-cell>
          <table:table-cell office:value-type="string" calcext:value-type="string">
            <text:p>Repeat Outcome Player</text:p>
          </table:table-cell>
          <table:table-cell/>
          <table:table-cell office:value-type="float" office:value="422.14" calcext:value-type="float">
            <text:p>422.14</text:p>
          </table:table-cell>
          <table:table-cell office:value-type="float" office:value="326.09" calcext:value-type="float">
            <text:p>326.09</text:p>
          </table:table-cell>
          <table:table-cell office:value-type="float" office:value="181.29" calcext:value-type="float">
            <text:p>181.2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Naive Peace Maker</text:p>
          </table:table-cell>
          <table:table-cell office:value-type="string" calcext:value-type="string">
            <text:p>Repeat Outcome Random Player</text:p>
          </table:table-cell>
          <table:table-cell/>
          <table:table-cell office:value-type="float" office:value="413.89" calcext:value-type="float">
            <text:p>413.89</text:p>
          </table:table-cell>
          <table:table-cell office:value-type="float" office:value="322.64" calcext:value-type="float">
            <text:p>322.64</text:p>
          </table:table-cell>
          <table:table-cell office:value-type="float" office:value="181.99" calcext:value-type="float">
            <text:p>181.9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Naive Peace Maker</text:p>
          </table:table-cell>
          <table:table-cell office:value-type="string" calcext:value-type="string">
            <text:p>Soft Grudge Player</text:p>
          </table:table-cell>
          <table:table-cell/>
          <table:table-cell office:value-type="float" office:value="374.29" calcext:value-type="float">
            <text:p>374.29</text:p>
          </table:table-cell>
          <table:table-cell office:value-type="float" office:value="272.14" calcext:value-type="float">
            <text:p>272.14</text:p>
          </table:table-cell>
          <table:table-cell office:value-type="float" office:value="219.29" calcext:value-type="float">
            <text:p>219.2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Naive Peace Maker</text:p>
          </table:table-cell>
          <table:table-cell office:value-type="string" calcext:value-type="string">
            <text:p>Suspicious Player</text:p>
          </table:table-cell>
          <table:table-cell/>
          <table:table-cell office:value-type="float" office:value="267.28" calcext:value-type="float">
            <text:p>267.28</text:p>
          </table:table-cell>
          <table:table-cell office:value-type="float" office:value="181.18" calcext:value-type="float">
            <text:p>181.18</text:p>
          </table:table-cell>
          <table:table-cell office:value-type="float" office:value="274.58" calcext:value-type="float">
            <text:p>274.58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.2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Naive Peace Maker</text:p>
          </table:table-cell>
          <table:table-cell office:value-type="string" calcext:value-type="string">
            <text:p>Tit for Tat Player</text:p>
          </table:table-cell>
          <table:table-cell/>
          <table:table-cell office:value-type="float" office:value="282.07" calcext:value-type="float">
            <text:p>282.07</text:p>
          </table:table-cell>
          <table:table-cell office:value-type="float" office:value="183.62" calcext:value-type="float">
            <text:p>183.62</text:p>
          </table:table-cell>
          <table:table-cell office:value-type="float" office:value="277.07" calcext:value-type="float">
            <text:p>277.0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Naive Peace Maker</text:p>
          </table:table-cell>
          <table:table-cell office:value-type="string" calcext:value-type="string">
            <text:p>Random Tit for Tat Player</text:p>
          </table:table-cell>
          <table:table-cell/>
          <table:table-cell office:value-type="float" office:value="331.36" calcext:value-type="float">
            <text:p>331.36</text:p>
          </table:table-cell>
          <table:table-cell office:value-type="float" office:value="235.11" calcext:value-type="float">
            <text:p>235.11</text:p>
          </table:table-cell>
          <table:table-cell office:value-type="float" office:value="242.01" calcext:value-type="float">
            <text:p>242.0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Naive Peace Maker</text:p>
          </table:table-cell>
          <table:table-cell office:value-type="string" calcext:value-type="string">
            <text:p>Tit for Two Tats Player</text:p>
          </table:table-cell>
          <table:table-cell/>
          <table:table-cell office:value-type="float" office:value="285.94" calcext:value-type="float">
            <text:p>285.94</text:p>
          </table:table-cell>
          <table:table-cell office:value-type="float" office:value="186.04" calcext:value-type="float">
            <text:p>186.04</text:p>
          </table:table-cell>
          <table:table-cell office:value-type="float" office:value="275.94" calcext:value-type="float">
            <text:p>275.9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Naive Peace Maker</text:p>
          </table:table-cell>
          <table:table-cell office:value-type="string" calcext:value-type="string">
            <text:p>Random Tit for Two Tats Player</text:p>
          </table:table-cell>
          <table:table-cell/>
          <table:table-cell office:value-type="float" office:value="329.26" calcext:value-type="float">
            <text:p>329.26</text:p>
          </table:table-cell>
          <table:table-cell office:value-type="float" office:value="235.76" calcext:value-type="float">
            <text:p>235.76</text:p>
          </table:table-cell>
          <table:table-cell office:value-type="float" office:value="240.66" calcext:value-type="float">
            <text:p>240.6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Naive Peace Maker</text:p>
          </table:table-cell>
          <table:table-cell office:value-type="string" calcext:value-type="string">
            <text:p>True Peace Maker Player</text:p>
          </table:table-cell>
          <table:table-cell/>
          <table:table-cell office:value-type="float" office:value="344.11" calcext:value-type="float">
            <text:p>344.11</text:p>
          </table:table-cell>
          <table:table-cell office:value-type="float" office:value="243.16" calcext:value-type="float">
            <text:p>243.16</text:p>
          </table:table-cell>
          <table:table-cell office:value-type="float" office:value="238.21" calcext:value-type="float">
            <text:p>238.2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table:number-columns-repeated="2" office:value-type="string" calcext:value-type="string">
            <text:p>Naive Prober Player</text:p>
          </table:table-cell>
          <table:table-cell/>
          <table:table-cell office:value-type="float" office:value="211.87" calcext:value-type="float">
            <text:p>211.87</text:p>
          </table:table-cell>
          <table:table-cell office:value-type="float" office:value="218.72" calcext:value-type="float">
            <text:p>218.72</text:p>
          </table:table-cell>
          <table:table-cell office:value-type="float" office:value="218.57" calcext:value-type="float">
            <text:p>218.57</text:p>
          </table:table-cell>
          <table:table-cell office:value-type="float" office:value="21" calcext:value-type="float">
            <text:p>21</text:p>
          </table:table-cell>
          <table:table-cell office:value-type="float" office:value="0.21" calcext:value-type="float">
            <text:p>0.2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Naive Prober Player</text:p>
          </table:table-cell>
          <table:table-cell office:value-type="string" calcext:value-type="string">
            <text:p>Random Player</text:p>
          </table:table-cell>
          <table:table-cell/>
          <table:table-cell office:value-type="float" office:value="350.14" calcext:value-type="float">
            <text:p>350.14</text:p>
          </table:table-cell>
          <table:table-cell office:value-type="float" office:value="359.69" calcext:value-type="float">
            <text:p>359.69</text:p>
          </table:table-cell>
          <table:table-cell office:value-type="float" office:value="123.69" calcext:value-type="float">
            <text:p>123.69</text:p>
          </table:table-cell>
          <table:table-cell office:value-type="float" office:value="11" calcext:value-type="float">
            <text:p>11</text:p>
          </table:table-cell>
          <table:table-cell office:value-type="float" office:value="0.11" calcext:value-type="float">
            <text:p>0.1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Naive Prober Player</text:p>
          </table:table-cell>
          <table:table-cell office:value-type="string" calcext:value-type="string">
            <text:p>Remorseful Prober</text:p>
          </table:table-cell>
          <table:table-cell/>
          <table:table-cell office:value-type="float" office:value="498.25" calcext:value-type="float">
            <text:p>498.25</text:p>
          </table:table-cell>
          <table:table-cell office:value-type="float" office:value="501.25" calcext:value-type="float">
            <text:p>501.25</text:p>
          </table:table-cell>
          <table:table-cell office:value-type="float" office:value="31.5" calcext:value-type="float">
            <text:p>31.5</text:p>
          </table:table-cell>
          <table:table-cell office:value-type="float" office:value="41" calcext:value-type="float">
            <text:p>41</text:p>
          </table:table-cell>
          <table:table-cell office:value-type="float" office:value="0.41" calcext:value-type="float">
            <text:p>0.4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Naive Prober Player</text:p>
          </table:table-cell>
          <table:table-cell office:value-type="string" calcext:value-type="string">
            <text:p>Repeat Outcome Player</text:p>
          </table:table-cell>
          <table:table-cell/>
          <table:table-cell office:value-type="float" office:value="364.21" calcext:value-type="float">
            <text:p>364.21</text:p>
          </table:table-cell>
          <table:table-cell office:value-type="float" office:value="363.86" calcext:value-type="float">
            <text:p>363.86</text:p>
          </table:table-cell>
          <table:table-cell office:value-type="float" office:value="124.21" calcext:value-type="float">
            <text:p>124.21</text:p>
          </table:table-cell>
          <table:table-cell office:value-type="float" office:value="75" calcext:value-type="float">
            <text:p>75</text:p>
          </table:table-cell>
          <table:table-cell office:value-type="float" office:value="0.75" calcext:value-type="float">
            <text:p>0.75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Naive Prober Player</text:p>
          </table:table-cell>
          <table:table-cell office:value-type="string" calcext:value-type="string">
            <text:p>Repeat Outcome Random Player</text:p>
          </table:table-cell>
          <table:table-cell/>
          <table:table-cell office:value-type="float" office:value="353.89" calcext:value-type="float">
            <text:p>353.89</text:p>
          </table:table-cell>
          <table:table-cell office:value-type="float" office:value="360.29" calcext:value-type="float">
            <text:p>360.29</text:p>
          </table:table-cell>
          <table:table-cell office:value-type="float" office:value="124.34" calcext:value-type="float">
            <text:p>124.34</text:p>
          </table:table-cell>
          <table:table-cell office:value-type="float" office:value="30" calcext:value-type="float">
            <text:p>30</text:p>
          </table:table-cell>
          <table:table-cell office:value-type="float" office:value="0.3" calcext:value-type="float">
            <text:p>0.3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Naive Prober Player</text:p>
          </table:table-cell>
          <table:table-cell office:value-type="string" calcext:value-type="string">
            <text:p>Soft Grudge Player</text:p>
          </table:table-cell>
          <table:table-cell/>
          <table:table-cell office:value-type="float" office:value="307.69" calcext:value-type="float">
            <text:p>307.69</text:p>
          </table:table-cell>
          <table:table-cell office:value-type="float" office:value="313.34" calcext:value-type="float">
            <text:p>313.34</text:p>
          </table:table-cell>
          <table:table-cell office:value-type="float" office:value="155.89" calcext:value-type="float">
            <text:p>155.89</text:p>
          </table:table-cell>
          <table:table-cell office:value-type="float" office:value="39" calcext:value-type="float">
            <text:p>39</text:p>
          </table:table-cell>
          <table:table-cell office:value-type="float" office:value="0.39" calcext:value-type="float">
            <text:p>0.39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Naive Prober Player</text:p>
          </table:table-cell>
          <table:table-cell office:value-type="string" calcext:value-type="string">
            <text:p>Suspicious Player</text:p>
          </table:table-cell>
          <table:table-cell/>
          <table:table-cell office:value-type="float" office:value="205.12" calcext:value-type="float">
            <text:p>205.12</text:p>
          </table:table-cell>
          <table:table-cell table:number-columns-repeated="2" office:value-type="float" office:value="217.52" calcext:value-type="float">
            <text:p>217.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Naive Prober Player</text:p>
          </table:table-cell>
          <table:table-cell office:value-type="string" calcext:value-type="string">
            <text:p>Tit for Tat Player</text:p>
          </table:table-cell>
          <table:table-cell/>
          <table:table-cell office:value-type="float" office:value="217.36" calcext:value-type="float">
            <text:p>217.36</text:p>
          </table:table-cell>
          <table:table-cell office:value-type="float" office:value="220.86" calcext:value-type="float">
            <text:p>220.86</text:p>
          </table:table-cell>
          <table:table-cell office:value-type="float" office:value="218.26" calcext:value-type="float">
            <text:p>218.26</text:p>
          </table:table-cell>
          <table:table-cell office:value-type="float" office:value="47" calcext:value-type="float">
            <text:p>47</text:p>
          </table:table-cell>
          <table:table-cell office:value-type="float" office:value="0.47" calcext:value-type="float">
            <text:p>0.47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Naive Prober Player</text:p>
          </table:table-cell>
          <table:table-cell office:value-type="string" calcext:value-type="string">
            <text:p>Random Tit for Tat Player</text:p>
          </table:table-cell>
          <table:table-cell/>
          <table:table-cell office:value-type="float" office:value="266.86" calcext:value-type="float">
            <text:p>266.86</text:p>
          </table:table-cell>
          <table:table-cell office:value-type="float" office:value="274.61" calcext:value-type="float">
            <text:p>274.61</text:p>
          </table:table-cell>
          <table:table-cell office:value-type="float" office:value="181.01" calcext:value-type="float">
            <text:p>181.01</text:p>
          </table:table-cell>
          <table:table-cell office:value-type="float" office:value="27" calcext:value-type="float">
            <text:p>27</text:p>
          </table:table-cell>
          <table:table-cell office:value-type="float" office:value="0.27" calcext:value-type="float">
            <text:p>0.27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Naive Prober Player</text:p>
          </table:table-cell>
          <table:table-cell office:value-type="string" calcext:value-type="string">
            <text:p>Tit for Two Tats Player</text:p>
          </table:table-cell>
          <table:table-cell/>
          <table:table-cell office:value-type="float" office:value="224.77" calcext:value-type="float">
            <text:p>224.77</text:p>
          </table:table-cell>
          <table:table-cell office:value-type="float" office:value="225.72" calcext:value-type="float">
            <text:p>225.72</text:p>
          </table:table-cell>
          <table:table-cell office:value-type="float" office:value="215.87" calcext:value-type="float">
            <text:p>215.87</text:p>
          </table:table-cell>
          <table:table-cell office:value-type="float" office:value="68" calcext:value-type="float">
            <text:p>68</text:p>
          </table:table-cell>
          <table:table-cell office:value-type="float" office:value="0.68" calcext:value-type="float">
            <text:p>0.68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Naive Prober Player</text:p>
          </table:table-cell>
          <table:table-cell office:value-type="string" calcext:value-type="string">
            <text:p>Random Tit for Two Tats Player</text:p>
          </table:table-cell>
          <table:table-cell/>
          <table:table-cell office:value-type="float" office:value="266.59" calcext:value-type="float">
            <text:p>266.59</text:p>
          </table:table-cell>
          <table:table-cell office:value-type="float" office:value="273.69" calcext:value-type="float">
            <text:p>273.69</text:p>
          </table:table-cell>
          <table:table-cell office:value-type="float" office:value="181.84" calcext:value-type="float">
            <text:p>181.84</text:p>
          </table:table-cell>
          <table:table-cell office:value-type="float" office:value="33" calcext:value-type="float">
            <text:p>33</text:p>
          </table:table-cell>
          <table:table-cell office:value-type="float" office:value="0.33" calcext:value-type="float">
            <text:p>0.33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Naive Prober Player</text:p>
          </table:table-cell>
          <table:table-cell office:value-type="string" calcext:value-type="string">
            <text:p>True Peace Maker Player</text:p>
          </table:table-cell>
          <table:table-cell/>
          <table:table-cell office:value-type="float" office:value="281.32" calcext:value-type="float">
            <text:p>281.32</text:p>
          </table:table-cell>
          <table:table-cell office:value-type="float" office:value="280.82" calcext:value-type="float">
            <text:p>280.82</text:p>
          </table:table-cell>
          <table:table-cell office:value-type="float" office:value="179.62" calcext:value-type="float">
            <text:p>179.62</text:p>
          </table:table-cell>
          <table:table-cell office:value-type="float" office:value="83" calcext:value-type="float">
            <text:p>83</text:p>
          </table:table-cell>
          <table:table-cell office:value-type="float" office:value="0.83" calcext:value-type="float">
            <text:p>0.83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table:number-columns-repeated="2" office:value-type="string" calcext:value-type="string">
            <text:p>Random Player</text:p>
          </table:table-cell>
          <table:table-cell/>
          <table:table-cell office:value-type="float" office:value="491.38" calcext:value-type="float">
            <text:p>491.38</text:p>
          </table:table-cell>
          <table:table-cell office:value-type="float" office:value="263.38" calcext:value-type="float">
            <text:p>263.38</text:p>
          </table:table-cell>
          <table:table-cell office:value-type="float" office:value="267.08" calcext:value-type="float">
            <text:p>267.0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Random Player</text:p>
          </table:table-cell>
          <table:table-cell office:value-type="string" calcext:value-type="string">
            <text:p>Remorseful Prober</text:p>
          </table:table-cell>
          <table:table-cell/>
          <table:table-cell office:value-type="float" office:value="497.38" calcext:value-type="float">
            <text:p>497.38</text:p>
          </table:table-cell>
          <table:table-cell office:value-type="float" office:value="272.63" calcext:value-type="float">
            <text:p>272.63</text:p>
          </table:table-cell>
          <table:table-cell office:value-type="float" office:value="259.83" calcext:value-type="float">
            <text:p>259.8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Random Player</text:p>
          </table:table-cell>
          <table:table-cell office:value-type="string" calcext:value-type="string">
            <text:p>Repeat Outcome Player</text:p>
          </table:table-cell>
          <table:table-cell/>
          <table:table-cell office:value-type="float" office:value="498.58" calcext:value-type="float">
            <text:p>498.58</text:p>
          </table:table-cell>
          <table:table-cell office:value-type="float" office:value="269.53" calcext:value-type="float">
            <text:p>269.53</text:p>
          </table:table-cell>
          <table:table-cell office:value-type="float" office:value="263.33" calcext:value-type="float">
            <text:p>263.3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Random Player</text:p>
          </table:table-cell>
          <table:table-cell office:value-type="string" calcext:value-type="string">
            <text:p>Repeat Outcome Random Player</text:p>
          </table:table-cell>
          <table:table-cell/>
          <table:table-cell office:value-type="float" office:value="491.98" calcext:value-type="float">
            <text:p>491.98</text:p>
          </table:table-cell>
          <table:table-cell office:value-type="float" office:value="266.83" calcext:value-type="float">
            <text:p>266.83</text:p>
          </table:table-cell>
          <table:table-cell office:value-type="float" office:value="263.83" calcext:value-type="float">
            <text:p>263.8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Random Player</text:p>
          </table:table-cell>
          <table:table-cell office:value-type="string" calcext:value-type="string">
            <text:p>Soft Grudge Player</text:p>
          </table:table-cell>
          <table:table-cell/>
          <table:table-cell office:value-type="float" office:value="438.64" calcext:value-type="float">
            <text:p>438.64</text:p>
          </table:table-cell>
          <table:table-cell office:value-type="float" office:value="218.34" calcext:value-type="float">
            <text:p>218.34</text:p>
          </table:table-cell>
          <table:table-cell office:value-type="float" office:value="294.54" calcext:value-type="float">
            <text:p>294.5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Random Player</text:p>
          </table:table-cell>
          <table:table-cell office:value-type="string" calcext:value-type="string">
            <text:p>Suspicious Player</text:p>
          </table:table-cell>
          <table:table-cell/>
          <table:table-cell office:value-type="float" office:value="347.85" calcext:value-type="float">
            <text:p>347.85</text:p>
          </table:table-cell>
          <table:table-cell office:value-type="float" office:value="122.3" calcext:value-type="float">
            <text:p>122.3</text:p>
          </table:table-cell>
          <table:table-cell office:value-type="float" office:value="360.65" calcext:value-type="float">
            <text:p>360.65</text:p>
          </table:table-cell>
          <table:table-cell office:value-type="float" office:value="3" calcext:value-type="float">
            <text:p>3</text:p>
          </table:table-cell>
          <table:table-cell office:value-type="float" office:value="0.03" calcext:value-type="float">
            <text:p>0.03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Random Player</text:p>
          </table:table-cell>
          <table:table-cell office:value-type="string" calcext:value-type="string">
            <text:p>Tit for Tat Player</text:p>
          </table:table-cell>
          <table:table-cell/>
          <table:table-cell office:value-type="float" office:value="351.1" calcext:value-type="float">
            <text:p>351.1</text:p>
          </table:table-cell>
          <table:table-cell office:value-type="float" office:value="125.85" calcext:value-type="float">
            <text:p>125.85</text:p>
          </table:table-cell>
          <table:table-cell office:value-type="float" office:value="357.85" calcext:value-type="float">
            <text:p>357.85</text:p>
          </table:table-cell>
          <table:table-cell office:value-type="float" office:value="23" calcext:value-type="float">
            <text:p>23</text:p>
          </table:table-cell>
          <table:table-cell office:value-type="float" office:value="0.23" calcext:value-type="float">
            <text:p>0.23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Random Player</text:p>
          </table:table-cell>
          <table:table-cell office:value-type="string" calcext:value-type="string">
            <text:p>Random Tit for Tat Player</text:p>
          </table:table-cell>
          <table:table-cell/>
          <table:table-cell office:value-type="float" office:value="405.4" calcext:value-type="float">
            <text:p>405.4</text:p>
          </table:table-cell>
          <table:table-cell office:value-type="float" office:value="179.95" calcext:value-type="float">
            <text:p>179.95</text:p>
          </table:table-cell>
          <table:table-cell office:value-type="float" office:value="321.85" calcext:value-type="float">
            <text:p>321.8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Random Player</text:p>
          </table:table-cell>
          <table:table-cell office:value-type="string" calcext:value-type="string">
            <text:p>Tit for Two Tats Player</text:p>
          </table:table-cell>
          <table:table-cell/>
          <table:table-cell office:value-type="float" office:value="355.81" calcext:value-type="float">
            <text:p>355.81</text:p>
          </table:table-cell>
          <table:table-cell office:value-type="float" office:value="131.11" calcext:value-type="float">
            <text:p>131.11</text:p>
          </table:table-cell>
          <table:table-cell office:value-type="float" office:value="354.16" calcext:value-type="float">
            <text:p>354.16</text:p>
          </table:table-cell>
          <table:table-cell office:value-type="float" office:value="77" calcext:value-type="float">
            <text:p>77</text:p>
          </table:table-cell>
          <table:table-cell office:value-type="float" office:value="0.77" calcext:value-type="float">
            <text:p>0.77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Random Player</text:p>
          </table:table-cell>
          <table:table-cell office:value-type="string" calcext:value-type="string">
            <text:p>Random Tit for Two Tats Player</text:p>
          </table:table-cell>
          <table:table-cell/>
          <table:table-cell office:value-type="float" office:value="407.74" calcext:value-type="float">
            <text:p>407.74</text:p>
          </table:table-cell>
          <table:table-cell office:value-type="float" office:value="179.19" calcext:value-type="float">
            <text:p>179.19</text:p>
          </table:table-cell>
          <table:table-cell office:value-type="float" office:value="323.39" calcext:value-type="float">
            <text:p>323.3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Random Player</text:p>
          </table:table-cell>
          <table:table-cell office:value-type="string" calcext:value-type="string">
            <text:p>True Peace Maker Player</text:p>
          </table:table-cell>
          <table:table-cell/>
          <table:table-cell office:value-type="float" office:value="409.75" calcext:value-type="float">
            <text:p>409.75</text:p>
          </table:table-cell>
          <table:table-cell office:value-type="float" office:value="188.5" calcext:value-type="float">
            <text:p>188.5</text:p>
          </table:table-cell>
          <table:table-cell office:value-type="float" office:value="314.75" calcext:value-type="float">
            <text:p>314.7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table:number-columns-repeated="2" office:value-type="string" calcext:value-type="string">
            <text:p>Remorseful Prober</text:p>
          </table:table-cell>
          <table:table-cell/>
          <table:table-cell office:value-type="float" office:value="500.44" calcext:value-type="float">
            <text:p>500.44</text:p>
          </table:table-cell>
          <table:table-cell office:value-type="float" office:value="37.39" calcext:value-type="float">
            <text:p>37.39</text:p>
          </table:table-cell>
          <table:table-cell office:value-type="float" office:value="496.09" calcext:value-type="float">
            <text:p>496.09</text:p>
          </table:table-cell>
          <table:table-cell office:value-type="float" office:value="84" calcext:value-type="float">
            <text:p>84</text:p>
          </table:table-cell>
          <table:table-cell office:value-type="float" office:value="0.84" calcext:value-type="float">
            <text:p>0.84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Remorseful Prober</text:p>
          </table:table-cell>
          <table:table-cell office:value-type="string" calcext:value-type="string">
            <text:p>Repeat Outcome Player</text:p>
          </table:table-cell>
          <table:table-cell/>
          <table:table-cell office:value-type="float" office:value="600.22" calcext:value-type="float">
            <text:p>600.22</text:p>
          </table:table-cell>
          <table:table-cell office:value-type="float" office:value="136.02" calcext:value-type="float">
            <text:p>136.02</text:p>
          </table:table-cell>
          <table:table-cell office:value-type="float" office:value="430.72" calcext:value-type="float">
            <text:p>430.7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Remorseful Prober</text:p>
          </table:table-cell>
          <table:table-cell office:value-type="string" calcext:value-type="string">
            <text:p>Repeat Outcome Random Player</text:p>
          </table:table-cell>
          <table:table-cell/>
          <table:table-cell office:value-type="float" office:value="636.79" calcext:value-type="float">
            <text:p>636.79</text:p>
          </table:table-cell>
          <table:table-cell office:value-type="float" office:value="176.69" calcext:value-type="float">
            <text:p>176.69</text:p>
          </table:table-cell>
          <table:table-cell office:value-type="float" office:value="402.24" calcext:value-type="float">
            <text:p>402.2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Remorseful Prober</text:p>
          </table:table-cell>
          <table:table-cell office:value-type="string" calcext:value-type="string">
            <text:p>Soft Grudge Player</text:p>
          </table:table-cell>
          <table:table-cell/>
          <table:table-cell office:value-type="float" office:value="590.8" calcext:value-type="float">
            <text:p>590.8</text:p>
          </table:table-cell>
          <table:table-cell office:value-type="float" office:value="125.15" calcext:value-type="float">
            <text:p>125.15</text:p>
          </table:table-cell>
          <table:table-cell office:value-type="float" office:value="438.45" calcext:value-type="float">
            <text:p>438.4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Remorseful Prober</text:p>
          </table:table-cell>
          <table:table-cell office:value-type="string" calcext:value-type="string">
            <text:p>Suspicious Player</text:p>
          </table:table-cell>
          <table:table-cell/>
          <table:table-cell office:value-type="float" office:value="488.89" calcext:value-type="float">
            <text:p>488.89</text:p>
          </table:table-cell>
          <table:table-cell office:value-type="float" office:value="29.04" calcext:value-type="float">
            <text:p>29.04</text:p>
          </table:table-cell>
          <table:table-cell office:value-type="float" office:value="500.59" calcext:value-type="float">
            <text:p>500.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Remorseful Prober</text:p>
          </table:table-cell>
          <table:table-cell office:value-type="string" calcext:value-type="string">
            <text:p>Tit for Tat Player</text:p>
          </table:table-cell>
          <table:table-cell/>
          <table:table-cell office:value-type="float" office:value="498.34" calcext:value-type="float">
            <text:p>498.34</text:p>
          </table:table-cell>
          <table:table-cell office:value-type="float" office:value="32.44" calcext:value-type="float">
            <text:p>32.44</text:p>
          </table:table-cell>
          <table:table-cell office:value-type="float" office:value="500.34" calcext:value-type="float">
            <text:p>500.34</text:p>
          </table:table-cell>
          <table:table-cell office:value-type="float" office:value="47" calcext:value-type="float">
            <text:p>47</text:p>
          </table:table-cell>
          <table:table-cell office:value-type="float" office:value="0.47" calcext:value-type="float">
            <text:p>0.47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Remorseful Prober</text:p>
          </table:table-cell>
          <table:table-cell office:value-type="string" calcext:value-type="string">
            <text:p>Random Tit for Tat Player</text:p>
          </table:table-cell>
          <table:table-cell/>
          <table:table-cell office:value-type="float" office:value="550.81" calcext:value-type="float">
            <text:p>550.81</text:p>
          </table:table-cell>
          <table:table-cell office:value-type="float" office:value="87.61" calcext:value-type="float">
            <text:p>87.61</text:p>
          </table:table-cell>
          <table:table-cell office:value-type="float" office:value="462.66" calcext:value-type="float">
            <text:p>462.6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Remorseful Prober</text:p>
          </table:table-cell>
          <table:table-cell office:value-type="string" calcext:value-type="string">
            <text:p>Tit for Two Tats Player</text:p>
          </table:table-cell>
          <table:table-cell/>
          <table:table-cell office:value-type="float" office:value="502.42" calcext:value-type="float">
            <text:p>502.42</text:p>
          </table:table-cell>
          <table:table-cell office:value-type="float" office:value="36.52" calcext:value-type="float">
            <text:p>36.52</text:p>
          </table:table-cell>
          <table:table-cell office:value-type="float" office:value="497.62" calcext:value-type="float">
            <text:p>497.6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Remorseful Prober</text:p>
          </table:table-cell>
          <table:table-cell office:value-type="string" calcext:value-type="string">
            <text:p>Random Tit for Two Tats Player</text:p>
          </table:table-cell>
          <table:table-cell/>
          <table:table-cell office:value-type="float" office:value="549.79" calcext:value-type="float">
            <text:p>549.79</text:p>
          </table:table-cell>
          <table:table-cell office:value-type="float" office:value="87.24" calcext:value-type="float">
            <text:p>87.24</text:p>
          </table:table-cell>
          <table:table-cell office:value-type="float" office:value="462.69" calcext:value-type="float">
            <text:p>462.6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Remorseful Prober</text:p>
          </table:table-cell>
          <table:table-cell office:value-type="string" calcext:value-type="string">
            <text:p>True Peace Maker Player</text:p>
          </table:table-cell>
          <table:table-cell/>
          <table:table-cell office:value-type="float" office:value="557.35" calcext:value-type="float">
            <text:p>557.35</text:p>
          </table:table-cell>
          <table:table-cell office:value-type="float" office:value="92.6" calcext:value-type="float">
            <text:p>92.6</text:p>
          </table:table-cell>
          <table:table-cell office:value-type="float" office:value="459.85" calcext:value-type="float">
            <text:p>459.8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table:number-columns-repeated="2" office:value-type="string" calcext:value-type="string">
            <text:p>Repeat Outcome Player</text:p>
          </table:table-cell>
          <table:table-cell/>
          <table:table-cell office:value-type="float" office:value="790" calcext:value-type="float">
            <text:p>790</text:p>
          </table:table-cell>
          <table:table-cell table:number-columns-repeated="2" office:value-type="float" office:value="315" calcext:value-type="float">
            <text:p>31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Repeat Outcome Player</text:p>
          </table:table-cell>
          <table:table-cell office:value-type="string" calcext:value-type="string">
            <text:p>Repeat Outcome Random Player</text:p>
          </table:table-cell>
          <table:table-cell/>
          <table:table-cell office:value-type="float" office:value="640.66" calcext:value-type="float">
            <text:p>640.66</text:p>
          </table:table-cell>
          <table:table-cell office:value-type="float" office:value="258.16" calcext:value-type="float">
            <text:p>258.16</text:p>
          </table:table-cell>
          <table:table-cell office:value-type="float" office:value="322.06" calcext:value-type="float">
            <text:p>322.0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Repeat Outcome Player</text:p>
          </table:table-cell>
          <table:table-cell office:value-type="string" calcext:value-type="string">
            <text:p>Soft Grudge Player</text:p>
          </table:table-cell>
          <table:table-cell/>
          <table:table-cell office:value-type="float" office:value="502" calcext:value-type="float">
            <text:p>502</text:p>
          </table:table-cell>
          <table:table-cell office:value-type="float" office:value="187" calcext:value-type="float">
            <text:p>187</text:p>
          </table:table-cell>
          <table:table-cell office:value-type="float" office:value="347" calcext:value-type="float">
            <text:p>34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Repeat Outcome Player</text:p>
          </table:table-cell>
          <table:table-cell office:value-type="string" calcext:value-type="string">
            <text:p>Suspicious Player</text:p>
          </table:table-cell>
          <table:table-cell/>
          <table:table-cell office:value-type="float" office:value="364" calcext:value-type="float">
            <text:p>364</text:p>
          </table:table-cell>
          <table:table-cell office:value-type="float" office:value="124" calcext:value-type="float">
            <text:p>124</text:p>
          </table:table-cell>
          <table:table-cell office:value-type="float" office:value="364" calcext:value-type="float">
            <text:p>36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Repeat Outcome Player</text:p>
          </table:table-cell>
          <table:table-cell office:value-type="string" calcext:value-type="string">
            <text:p>Tit for Tat Player</text:p>
          </table:table-cell>
          <table:table-cell/>
          <table:table-cell office:value-type="float" office:value="367" calcext:value-type="float">
            <text:p>367</text:p>
          </table:table-cell>
          <table:table-cell office:value-type="float" office:value="127" calcext:value-type="float">
            <text:p>127</text:p>
          </table:table-cell>
          <table:table-cell office:value-type="float" office:value="362" calcext:value-type="float">
            <text:p>36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Repeat Outcome Player</text:p>
          </table:table-cell>
          <table:table-cell office:value-type="string" calcext:value-type="string">
            <text:p>Random Tit for Tat Player</text:p>
          </table:table-cell>
          <table:table-cell/>
          <table:table-cell office:value-type="float" office:value="421.48" calcext:value-type="float">
            <text:p>421.48</text:p>
          </table:table-cell>
          <table:table-cell office:value-type="float" office:value="179.23" calcext:value-type="float">
            <text:p>179.23</text:p>
          </table:table-cell>
          <table:table-cell office:value-type="float" office:value="327.93" calcext:value-type="float">
            <text:p>327.9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Repeat Outcome Player</text:p>
          </table:table-cell>
          <table:table-cell office:value-type="string" calcext:value-type="string">
            <text:p>Tit for Two Tats Player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128" calcext:value-type="float">
            <text:p>128</text:p>
          </table:table-cell>
          <table:table-cell office:value-type="float" office:value="363" calcext:value-type="float">
            <text:p>36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Repeat Outcome Player</text:p>
          </table:table-cell>
          <table:table-cell office:value-type="string" calcext:value-type="string">
            <text:p>Random Tit for Two Tats Player</text:p>
          </table:table-cell>
          <table:table-cell/>
          <table:table-cell office:value-type="float" office:value="421" calcext:value-type="float">
            <text:p>421</text:p>
          </table:table-cell>
          <table:table-cell office:value-type="float" office:value="178.25" calcext:value-type="float">
            <text:p>178.25</text:p>
          </table:table-cell>
          <table:table-cell office:value-type="float" office:value="328.75" calcext:value-type="float">
            <text:p>328.7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Repeat Outcome Player</text:p>
          </table:table-cell>
          <table:table-cell office:value-type="string" calcext:value-type="string">
            <text:p>True Peace Maker Player</text:p>
          </table:table-cell>
          <table:table-cell/>
          <table:table-cell office:value-type="float" office:value="429.13" calcext:value-type="float">
            <text:p>429.13</text:p>
          </table:table-cell>
          <table:table-cell office:value-type="float" office:value="183.93" calcext:value-type="float">
            <text:p>183.93</text:p>
          </table:table-cell>
          <table:table-cell office:value-type="float" office:value="325.78" calcext:value-type="float">
            <text:p>325.7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table:number-columns-repeated="2" office:value-type="string" calcext:value-type="string">
            <text:p>Repeat Outcome Random Player</text:p>
          </table:table-cell>
          <table:table-cell/>
          <table:table-cell office:value-type="float" office:value="555.67" calcext:value-type="float">
            <text:p>555.67</text:p>
          </table:table-cell>
          <table:table-cell office:value-type="float" office:value="278.17" calcext:value-type="float">
            <text:p>278.17</text:p>
          </table:table-cell>
          <table:table-cell office:value-type="float" office:value="273.72" calcext:value-type="float">
            <text:p>273.7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Repeat Outcome Random Player</text:p>
          </table:table-cell>
          <table:table-cell office:value-type="string" calcext:value-type="string">
            <text:p>Soft Grudge Player</text:p>
          </table:table-cell>
          <table:table-cell/>
          <table:table-cell office:value-type="float" office:value="449.29" calcext:value-type="float">
            <text:p>449.29</text:p>
          </table:table-cell>
          <table:table-cell office:value-type="float" office:value="219.14" calcext:value-type="float">
            <text:p>219.14</text:p>
          </table:table-cell>
          <table:table-cell office:value-type="float" office:value="297.29" calcext:value-type="float">
            <text:p>297.2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Repeat Outcome Random Player</text:p>
          </table:table-cell>
          <table:table-cell office:value-type="string" calcext:value-type="string">
            <text:p>Suspicious Player</text:p>
          </table:table-cell>
          <table:table-cell/>
          <table:table-cell office:value-type="float" office:value="354.58" calcext:value-type="float">
            <text:p>354.58</text:p>
          </table:table-cell>
          <table:table-cell office:value-type="float" office:value="123.48" calcext:value-type="float">
            <text:p>123.48</text:p>
          </table:table-cell>
          <table:table-cell office:value-type="float" office:value="361.38" calcext:value-type="float">
            <text:p>361.38</text:p>
          </table:table-cell>
          <table:table-cell office:value-type="float" office:value="43" calcext:value-type="float">
            <text:p>43</text:p>
          </table:table-cell>
          <table:table-cell office:value-type="float" office:value="0.43" calcext:value-type="float">
            <text:p>0.43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Repeat Outcome Random Player</text:p>
          </table:table-cell>
          <table:table-cell office:value-type="string" calcext:value-type="string">
            <text:p>Tit for Tat Player</text:p>
          </table:table-cell>
          <table:table-cell/>
          <table:table-cell office:value-type="float" office:value="355.99" calcext:value-type="float">
            <text:p>355.99</text:p>
          </table:table-cell>
          <table:table-cell office:value-type="float" office:value="126.39" calcext:value-type="float">
            <text:p>126.39</text:p>
          </table:table-cell>
          <table:table-cell office:value-type="float" office:value="358.94" calcext:value-type="float">
            <text:p>358.94</text:p>
          </table:table-cell>
          <table:table-cell office:value-type="float" office:value="52" calcext:value-type="float">
            <text:p>52</text:p>
          </table:table-cell>
          <table:table-cell office:value-type="float" office:value="0.52" calcext:value-type="float">
            <text:p>0.52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Repeat Outcome Random Player</text:p>
          </table:table-cell>
          <table:table-cell office:value-type="string" calcext:value-type="string">
            <text:p>Random Tit for Tat Player</text:p>
          </table:table-cell>
          <table:table-cell/>
          <table:table-cell office:value-type="float" office:value="414.52" calcext:value-type="float">
            <text:p>414.52</text:p>
          </table:table-cell>
          <table:table-cell office:value-type="float" office:value="181.52" calcext:value-type="float">
            <text:p>181.52</text:p>
          </table:table-cell>
          <table:table-cell office:value-type="float" office:value="323.32" calcext:value-type="float">
            <text:p>323.3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Repeat Outcome Random Player</text:p>
          </table:table-cell>
          <table:table-cell office:value-type="string" calcext:value-type="string">
            <text:p>Tit for Two Tats Player</text:p>
          </table:table-cell>
          <table:table-cell/>
          <table:table-cell office:value-type="float" office:value="360.19" calcext:value-type="float">
            <text:p>360.19</text:p>
          </table:table-cell>
          <table:table-cell office:value-type="float" office:value="129.99" calcext:value-type="float">
            <text:p>129.99</text:p>
          </table:table-cell>
          <table:table-cell office:value-type="float" office:value="356.74" calcext:value-type="float">
            <text:p>356.74</text:p>
          </table:table-cell>
          <table:table-cell office:value-type="float" office:value="76" calcext:value-type="float">
            <text:p>76</text:p>
          </table:table-cell>
          <table:table-cell office:value-type="float" office:value="0.76" calcext:value-type="float">
            <text:p>0.76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Repeat Outcome Random Player</text:p>
          </table:table-cell>
          <table:table-cell office:value-type="string" calcext:value-type="string">
            <text:p>Random Tit for Two Tats Player</text:p>
          </table:table-cell>
          <table:table-cell/>
          <table:table-cell office:value-type="float" office:value="415.42" calcext:value-type="float">
            <text:p>415.42</text:p>
          </table:table-cell>
          <table:table-cell office:value-type="float" office:value="181.92" calcext:value-type="float">
            <text:p>181.92</text:p>
          </table:table-cell>
          <table:table-cell office:value-type="float" office:value="323.22" calcext:value-type="float">
            <text:p>323.2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Repeat Outcome Random Player</text:p>
          </table:table-cell>
          <table:table-cell office:value-type="string" calcext:value-type="string">
            <text:p>True Peace Maker Player</text:p>
          </table:table-cell>
          <table:table-cell/>
          <table:table-cell office:value-type="float" office:value="418.39" calcext:value-type="float">
            <text:p>418.39</text:p>
          </table:table-cell>
          <table:table-cell office:value-type="float" office:value="189.44" calcext:value-type="float">
            <text:p>189.44</text:p>
          </table:table-cell>
          <table:table-cell office:value-type="float" office:value="316.69" calcext:value-type="float">
            <text:p>316.6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table:number-columns-repeated="2" office:value-type="string" calcext:value-type="string">
            <text:p>Soft Grudge Player</text:p>
          </table:table-cell>
          <table:table-cell/>
          <table:table-cell office:value-type="float" office:value="406" calcext:value-type="float">
            <text:p>406</text:p>
          </table:table-cell>
          <table:table-cell table:number-columns-repeated="2" office:value-type="float" office:value="251" calcext:value-type="float">
            <text:p>25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Soft Grudge Player</text:p>
          </table:table-cell>
          <table:table-cell office:value-type="string" calcext:value-type="string">
            <text:p>Suspicious Player</text:p>
          </table:table-cell>
          <table:table-cell/>
          <table:table-cell office:value-type="float" office:value="292" calcext:value-type="float">
            <text:p>292</text:p>
          </table:table-cell>
          <table:table-cell office:value-type="float" office:value="152" calcext:value-type="float">
            <text:p>152</text:p>
          </table:table-cell>
          <table:table-cell office:value-type="float" office:value="312" calcext:value-type="float">
            <text:p>3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Soft Grudge Player</text:p>
          </table:table-cell>
          <table:table-cell office:value-type="string" calcext:value-type="string">
            <text:p>Tit for Tat Player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161" calcext:value-type="float">
            <text:p>161</text:p>
          </table:table-cell>
          <table:table-cell office:value-type="float" office:value="311" calcext:value-type="float">
            <text:p>31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Soft Grudge Player</text:p>
          </table:table-cell>
          <table:table-cell office:value-type="string" calcext:value-type="string">
            <text:p>Random Tit for Tat Player</text:p>
          </table:table-cell>
          <table:table-cell/>
          <table:table-cell office:value-type="float" office:value="362.38" calcext:value-type="float">
            <text:p>362.38</text:p>
          </table:table-cell>
          <table:table-cell office:value-type="float" office:value="213.23" calcext:value-type="float">
            <text:p>213.23</text:p>
          </table:table-cell>
          <table:table-cell office:value-type="float" office:value="274.23" calcext:value-type="float">
            <text:p>274.2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Soft Grudge Player</text:p>
          </table:table-cell>
          <table:table-cell office:value-type="string" calcext:value-type="string">
            <text:p>Tit for Two Tats Player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164" calcext:value-type="float">
            <text:p>164</text:p>
          </table:table-cell>
          <table:table-cell office:value-type="float" office:value="309" calcext:value-type="float">
            <text:p>30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Soft Grudge Player</text:p>
          </table:table-cell>
          <table:table-cell office:value-type="string" calcext:value-type="string">
            <text:p>Random Tit for Two Tats Player</text:p>
          </table:table-cell>
          <table:table-cell/>
          <table:table-cell office:value-type="float" office:value="363.49" calcext:value-type="float">
            <text:p>363.49</text:p>
          </table:table-cell>
          <table:table-cell office:value-type="float" office:value="214.04" calcext:value-type="float">
            <text:p>214.04</text:p>
          </table:table-cell>
          <table:table-cell office:value-type="float" office:value="273.79" calcext:value-type="float">
            <text:p>273.7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Soft Grudge Player</text:p>
          </table:table-cell>
          <table:table-cell office:value-type="string" calcext:value-type="string">
            <text:p>True Peace Maker Player</text:p>
          </table:table-cell>
          <table:table-cell/>
          <table:table-cell office:value-type="float" office:value="374.23" calcext:value-type="float">
            <text:p>374.23</text:p>
          </table:table-cell>
          <table:table-cell office:value-type="float" office:value="219.23" calcext:value-type="float">
            <text:p>219.23</text:p>
          </table:table-cell>
          <table:table-cell office:value-type="float" office:value="272.18" calcext:value-type="float">
            <text:p>272.1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table:number-columns-repeated="2" office:value-type="string" calcext:value-type="string">
            <text:p>Suspicious Player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485" calcext:value-type="float">
            <text:p>4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Suspicious Player</text:p>
          </table:table-cell>
          <table:table-cell office:value-type="string" calcext:value-type="string">
            <text:p>Tit for Tat Player</text:p>
          </table:table-cell>
          <table:table-cell/>
          <table:table-cell office:value-type="float" office:value="208" calcext:value-type="float">
            <text:p>208</text:p>
          </table:table-cell>
          <table:table-cell table:number-columns-repeated="2" office:value-type="float" office:value="218" calcext:value-type="float">
            <text:p>2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Suspicious Player</text:p>
          </table:table-cell>
          <table:table-cell office:value-type="string" calcext:value-type="string">
            <text:p>Random Tit for Tat Player</text:p>
          </table:table-cell>
          <table:table-cell/>
          <table:table-cell office:value-type="float" office:value="261.86" calcext:value-type="float">
            <text:p>261.86</text:p>
          </table:table-cell>
          <table:table-cell office:value-type="float" office:value="277.01" calcext:value-type="float">
            <text:p>277.01</text:p>
          </table:table-cell>
          <table:table-cell office:value-type="float" office:value="181.21" calcext:value-type="float">
            <text:p>181.21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Suspicious Player</text:p>
          </table:table-cell>
          <table:table-cell office:value-type="string" calcext:value-type="string">
            <text:p>Tit for Two Tats Player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225" calcext:value-type="float">
            <text:p>225</text:p>
          </table:table-cell>
          <table:table-cell office:value-type="float" office:value="215" calcext:value-type="float">
            <text:p>2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Suspicious Player</text:p>
          </table:table-cell>
          <table:table-cell office:value-type="string" calcext:value-type="string">
            <text:p>Random Tit for Two Tats Player</text:p>
          </table:table-cell>
          <table:table-cell/>
          <table:table-cell office:value-type="float" office:value="257.67" calcext:value-type="float">
            <text:p>257.67</text:p>
          </table:table-cell>
          <table:table-cell office:value-type="float" office:value="275.82" calcext:value-type="float">
            <text:p>275.82</text:p>
          </table:table-cell>
          <table:table-cell office:value-type="float" office:value="179.87" calcext:value-type="float">
            <text:p>179.87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Suspicious Player</text:p>
          </table:table-cell>
          <table:table-cell office:value-type="string" calcext:value-type="string">
            <text:p>True Peace Maker Player</text:p>
          </table:table-cell>
          <table:table-cell/>
          <table:table-cell table:number-columns-repeated="2" office:value-type="float" office:value="282.43" calcext:value-type="float">
            <text:p>282.43</text:p>
          </table:table-cell>
          <table:table-cell office:value-type="float" office:value="178.38" calcext:value-type="float">
            <text:p>178.3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table:number-columns-repeated="2" office:value-type="string" calcext:value-type="string">
            <text:p>Tit for Tat Player</text:p>
          </table:table-cell>
          <table:table-cell/>
          <table:table-cell office:value-type="float" office:value="226" calcext:value-type="float">
            <text:p>226</text:p>
          </table:table-cell>
          <table:table-cell table:number-columns-repeated="2" office:value-type="float" office:value="221" calcext:value-type="float">
            <text:p>22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Tit for Tat Player</text:p>
          </table:table-cell>
          <table:table-cell office:value-type="string" calcext:value-type="string">
            <text:p>Random Tit for Tat Player</text:p>
          </table:table-cell>
          <table:table-cell/>
          <table:table-cell office:value-type="float" office:value="272.74" calcext:value-type="float">
            <text:p>272.74</text:p>
          </table:table-cell>
          <table:table-cell office:value-type="float" office:value="275.39" calcext:value-type="float">
            <text:p>275.39</text:p>
          </table:table-cell>
          <table:table-cell office:value-type="float" office:value="182.19" calcext:value-type="float">
            <text:p>182.19</text:p>
          </table:table-cell>
          <table:table-cell office:value-type="float" office:value="52" calcext:value-type="float">
            <text:p>52</text:p>
          </table:table-cell>
          <table:table-cell office:value-type="float" office:value="0.52" calcext:value-type="float">
            <text:p>0.52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Tit for Tat Player</text:p>
          </table:table-cell>
          <table:table-cell office:value-type="string" calcext:value-type="string">
            <text:p>Tit for Two Tats Player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224" calcext:value-type="float">
            <text:p>224</text:p>
          </table:table-cell>
          <table:table-cell office:value-type="float" office:value="219" calcext:value-type="float">
            <text:p>21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Tit for Tat Player</text:p>
          </table:table-cell>
          <table:table-cell office:value-type="string" calcext:value-type="string">
            <text:p>Random Tit for Two Tats Player</text:p>
          </table:table-cell>
          <table:table-cell/>
          <table:table-cell office:value-type="float" office:value="271.45" calcext:value-type="float">
            <text:p>271.45</text:p>
          </table:table-cell>
          <table:table-cell office:value-type="float" office:value="274.6" calcext:value-type="float">
            <text:p>274.6</text:p>
          </table:table-cell>
          <table:table-cell office:value-type="float" office:value="182.55" calcext:value-type="float">
            <text:p>182.55</text:p>
          </table:table-cell>
          <table:table-cell office:value-type="float" office:value="49" calcext:value-type="float">
            <text:p>49</text:p>
          </table:table-cell>
          <table:table-cell office:value-type="float" office:value="0.49" calcext:value-type="float">
            <text:p>0.49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Tit for Tat Player</text:p>
          </table:table-cell>
          <table:table-cell office:value-type="string" calcext:value-type="string">
            <text:p>True Peace Maker Player</text:p>
          </table:table-cell>
          <table:table-cell/>
          <table:table-cell office:value-type="float" office:value="285.52" calcext:value-type="float">
            <text:p>285.52</text:p>
          </table:table-cell>
          <table:table-cell office:value-type="float" office:value="280.52" calcext:value-type="float">
            <text:p>280.52</text:p>
          </table:table-cell>
          <table:table-cell office:value-type="float" office:value="181.32" calcext:value-type="float">
            <text:p>181.3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table:number-columns-repeated="2" office:value-type="string" calcext:value-type="string">
            <text:p>Random Tit for Tat Player</text:p>
          </table:table-cell>
          <table:table-cell/>
          <table:table-cell office:value-type="float" office:value="324.25" calcext:value-type="float">
            <text:p>324.25</text:p>
          </table:table-cell>
          <table:table-cell office:value-type="float" office:value="238.4" calcext:value-type="float">
            <text:p>238.4</text:p>
          </table:table-cell>
          <table:table-cell office:value-type="float" office:value="236.35" calcext:value-type="float">
            <text:p>236.3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Random Tit for Tat Player</text:p>
          </table:table-cell>
          <table:table-cell office:value-type="string" calcext:value-type="string">
            <text:p>Tit for Two Tats Player</text:p>
          </table:table-cell>
          <table:table-cell/>
          <table:table-cell office:value-type="float" office:value="282.76" calcext:value-type="float">
            <text:p>282.76</text:p>
          </table:table-cell>
          <table:table-cell office:value-type="float" office:value="185.81" calcext:value-type="float">
            <text:p>185.81</text:p>
          </table:table-cell>
          <table:table-cell office:value-type="float" office:value="275.11" calcext:value-type="float">
            <text:p>275.11</text:p>
          </table:table-cell>
          <table:table-cell office:value-type="float" office:value="95" calcext:value-type="float">
            <text:p>95</text:p>
          </table:table-cell>
          <table:table-cell office:value-type="float" office:value="0.95" calcext:value-type="float">
            <text:p>0.95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Random Tit for Tat Player</text:p>
          </table:table-cell>
          <table:table-cell office:value-type="string" calcext:value-type="string">
            <text:p>Random Tit for Two Tats Player</text:p>
          </table:table-cell>
          <table:table-cell/>
          <table:table-cell office:value-type="float" office:value="320.98" calcext:value-type="float">
            <text:p>320.98</text:p>
          </table:table-cell>
          <table:table-cell office:value-type="float" office:value="235.63" calcext:value-type="float">
            <text:p>235.63</text:p>
          </table:table-cell>
          <table:table-cell office:value-type="float" office:value="238.03" calcext:value-type="float">
            <text:p>238.0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Random Tit for Tat Player</text:p>
          </table:table-cell>
          <table:table-cell office:value-type="string" calcext:value-type="string">
            <text:p>True Peace Maker Player</text:p>
          </table:table-cell>
          <table:table-cell/>
          <table:table-cell office:value-type="float" office:value="338.95" calcext:value-type="float">
            <text:p>338.95</text:p>
          </table:table-cell>
          <table:table-cell office:value-type="float" office:value="244.75" calcext:value-type="float">
            <text:p>244.75</text:p>
          </table:table-cell>
          <table:table-cell office:value-type="float" office:value="234.9" calcext:value-type="float">
            <text:p>234.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table:number-columns-repeated="2" office:value-type="string" calcext:value-type="string">
            <text:p>Tit for Two Tats Player</text:p>
          </table:table-cell>
          <table:table-cell/>
          <table:table-cell office:value-type="float" office:value="232" calcext:value-type="float">
            <text:p>232</text:p>
          </table:table-cell>
          <table:table-cell table:number-columns-repeated="2" office:value-type="float" office:value="222" calcext:value-type="float">
            <text:p>22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Tit for Two Tats Player</text:p>
          </table:table-cell>
          <table:table-cell office:value-type="string" calcext:value-type="string">
            <text:p>Random Tit for Two Tats Player</text:p>
          </table:table-cell>
          <table:table-cell/>
          <table:table-cell office:value-type="float" office:value="277.66" calcext:value-type="float">
            <text:p>277.66</text:p>
          </table:table-cell>
          <table:table-cell office:value-type="float" office:value="270.36" calcext:value-type="float">
            <text:p>270.36</text:p>
          </table:table-cell>
          <table:table-cell office:value-type="float" office:value="188.86" calcext:value-type="float">
            <text:p>188.86</text:p>
          </table:table-cell>
          <table:table-cell office:value-type="float" office:value="94" calcext:value-type="float">
            <text:p>94</text:p>
          </table:table-cell>
          <table:table-cell office:value-type="float" office:value="0.94" calcext:value-type="float">
            <text:p>0.94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Tit for Two Tats Player</text:p>
          </table:table-cell>
          <table:table-cell office:value-type="string" calcext:value-type="string">
            <text:p>True Peace Maker Player</text:p>
          </table:table-cell>
          <table:table-cell/>
          <table:table-cell office:value-type="float" office:value="289.39" calcext:value-type="float">
            <text:p>289.39</text:p>
          </table:table-cell>
          <table:table-cell office:value-type="float" office:value="279.39" calcext:value-type="float">
            <text:p>279.39</text:p>
          </table:table-cell>
          <table:table-cell office:value-type="float" office:value="183.74" calcext:value-type="float">
            <text:p>183.7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table:number-columns-repeated="2" office:value-type="string" calcext:value-type="string">
            <text:p>Random Tit for Two Tats Player</text:p>
          </table:table-cell>
          <table:table-cell/>
          <table:table-cell office:value-type="float" office:value="321.25" calcext:value-type="float">
            <text:p>321.25</text:p>
          </table:table-cell>
          <table:table-cell office:value-type="float" office:value="235.65" calcext:value-type="float">
            <text:p>235.65</text:p>
          </table:table-cell>
          <table:table-cell office:value-type="float" office:value="238.3" calcext:value-type="float">
            <text:p>238.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office:value-type="string" calcext:value-type="string">
            <text:p>Random Tit for Two Tats Player</text:p>
          </table:table-cell>
          <table:table-cell office:value-type="string" calcext:value-type="string">
            <text:p>True Peace Maker Player</text:p>
          </table:table-cell>
          <table:table-cell/>
          <table:table-cell office:value-type="float" office:value="337.69" calcext:value-type="float">
            <text:p>337.69</text:p>
          </table:table-cell>
          <table:table-cell office:value-type="float" office:value="243.59" calcext:value-type="float">
            <text:p>243.59</text:p>
          </table:table-cell>
          <table:table-cell office:value-type="float" office:value="235.64" calcext:value-type="float">
            <text:p>235.6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lker Player</text:p>
          </table:table-cell>
          <table:table-cell table:number-columns-repeated="2" office:value-type="string" calcext:value-type="string">
            <text:p>True Peace Maker Player</text:p>
          </table:table-cell>
          <table:table-cell/>
          <table:table-cell office:value-type="float" office:value="346.33" calcext:value-type="float">
            <text:p>346.33</text:p>
          </table:table-cell>
          <table:table-cell office:value-type="float" office:value="242.13" calcext:value-type="float">
            <text:p>242.13</text:p>
          </table:table-cell>
          <table:table-cell office:value-type="float" office:value="239.98" calcext:value-type="float">
            <text:p>239.9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AVERAGE([.E1:.E341])" office:value-type="float" office:value="360.63216374269" calcext:value-type="float">
            <text:p>360.6321637427</text:p>
          </table:table-cell>
          <table:table-cell table:number-columns-repeated="3"/>
          <table:table-cell table:formula="of:=AVERAGE([.I1:.I341])" office:value-type="float" office:value="0.733742690058479" calcext:value-type="float">
            <text:p>0.7337426901</text:p>
          </table:table-cell>
          <table:table-cell table:number-columns-repeated="5"/>
        </table:table-row>
        <table:table-row table:style-name="ro1" table:number-rows-repeated="2">
          <table:table-cell table:number-columns-repeated="14"/>
        </table:table-row>
        <table:table-row table:style-name="ro2">
          <table:table-cell table:style-name="ce2" office:value-type="string" calcext:value-type="string">
            <text:p>Agent</text:p>
          </table:table-cell>
          <table:table-cell table:style-name="ce5" office:value-type="string" calcext:value-type="string">
            <text:p>Average Rank</text:p>
          </table:table-cell>
          <table:table-cell table:style-name="ce5" office:value-type="string" calcext:value-type="string">
            <text:p>Average Score</text:p>
          </table:table-cell>
          <table:table-cell table:style-name="ce5" office:value-type="string" calcext:value-type="string">
            <text:p>Average Wins</text:p>
          </table:table-cell>
          <table:table-cell table:style-name="ce2"/>
          <table:table-cell table:style-name="ce5" office:value-type="string" calcext:value-type="string">
            <text:p>P1 Score</text:p>
          </table:table-cell>
          <table:table-cell table:style-name="ce5" office:value-type="string" calcext:value-type="string">
            <text:p>P2 Score</text:p>
          </table:table-cell>
          <table:table-cell table:style-name="ce5" office:value-type="string" calcext:value-type="string">
            <text:p>P3 Score</text:p>
          </table:table-cell>
          <table:table-cell table:style-name="ce5" office:value-type="string" calcext:value-type="string">
            <text:p>Total</text:p>
          </table:table-cell>
          <table:table-cell/>
          <table:table-cell table:style-name="ce5" office:value-type="string" calcext:value-type="string">
            <text:p>P1 Count</text:p>
          </table:table-cell>
          <table:table-cell table:style-name="ce5" office:value-type="string" calcext:value-type="string">
            <text:p>P2 Count</text:p>
          </table:table-cell>
          <table:table-cell table:style-name="ce5" office:value-type="string" calcext:value-type="string">
            <text:p>P3 Count</text:p>
          </table:table-cell>
          <table:table-cell table:style-name="ce5" office:value-type="string" calcext:value-type="string">
            <text:p>Total</text:p>
          </table:table-cell>
        </table:table-row>
        <table:table-row table:style-name="ro3">
          <table:table-cell table:style-name="ce3" office:value-type="string" calcext:value-type="string">
            <text:p>Tit for Two Tats Player</text:p>
          </table:table-cell>
          <table:table-cell table:style-name="ce6"/>
          <table:table-cell table:style-name="ce7" table:formula="of:=[.I346]/[.N346]" office:value-type="float" office:value="288.062631578947" calcext:value-type="float">
            <text:p>288.06</text:p>
          </table:table-cell>
          <table:table-cell table:style-name="ce8"/>
          <table:table-cell/>
          <table:table-cell table:style-name="ce9" table:formula="of:=SUMIF([.A$1:.A$341];[.$A346];[.E$1:.E$341])" office:value-type="float" office:value="0" calcext:value-type="float">
            <text:p>0.00</text:p>
          </table:table-cell>
          <table:table-cell table:style-name="ce9" table:formula="of:=SUMIF([.B$1:.B$341];[.$A346];[.F$1:.F$341])" office:value-type="float" office:value="771.75" calcext:value-type="float">
            <text:p>771.75</text:p>
          </table:table-cell>
          <table:table-cell table:style-name="ce9" table:formula="of:=SUMIF([.C$1:.C$341];[.$A346];[.G$1:.G$341])" office:value-type="float" office:value="4701.44" calcext:value-type="float">
            <text:p>4701.44</text:p>
          </table:table-cell>
          <table:table-cell table:style-name="ce10" table:formula="of:=SUM([.F346:.H346])" office:value-type="float" office:value="5473.19" calcext:value-type="float">
            <text:p>5473.19</text:p>
          </table:table-cell>
          <table:table-cell/>
          <table:table-cell table:style-name="ce11" table:formula="of:=COUNTIF([.A$1:.A$341];[.$A346])" office:value-type="float" office:value="0" calcext:value-type="float">
            <text:p>0.00</text:p>
          </table:table-cell>
          <table:table-cell table:style-name="ce11" table:formula="of:=COUNTIF([.B$1:.B$341];[.$A346])" office:value-type="float" office:value="3" calcext:value-type="float">
            <text:p>3.00</text:p>
          </table:table-cell>
          <table:table-cell table:style-name="ce11" table:formula="of:=COUNTIF([.C$1:.C$341];[.$A346])" office:value-type="float" office:value="16" calcext:value-type="float">
            <text:p>16.00</text:p>
          </table:table-cell>
          <table:table-cell table:style-name="ce12" table:formula="of:=[.K346]+[.L346]+[.M346]" office:value-type="float" office:value="19" calcext:value-type="float">
            <text:p>19.00</text:p>
          </table:table-cell>
        </table:table-row>
        <table:table-row table:style-name="ro3">
          <table:table-cell table:style-name="ce3" office:value-type="string" calcext:value-type="string">
            <text:p>Tit for Tat Player</text:p>
          </table:table-cell>
          <table:table-cell table:style-name="ce6"/>
          <table:table-cell table:style-name="ce7" table:formula="of:=[.I347]/[.N347]" office:value-type="float" office:value="289.472105263158" calcext:value-type="float">
            <text:p>289.47</text:p>
          </table:table-cell>
          <table:table-cell table:style-name="ce8"/>
          <table:table-cell/>
          <table:table-cell table:style-name="ce9" table:formula="of:=SUMIF([.A$1:.A$341];[.$A347];[.E$1:.E$341])" office:value-type="float" office:value="0" calcext:value-type="float">
            <text:p>0.00</text:p>
          </table:table-cell>
          <table:table-cell table:style-name="ce9" table:formula="of:=SUMIF([.B$1:.B$341];[.$A347];[.F$1:.F$341])" office:value-type="float" office:value="1275.51" calcext:value-type="float">
            <text:p>1275.51</text:p>
          </table:table-cell>
          <table:table-cell table:style-name="ce9" table:formula="of:=SUMIF([.C$1:.C$341];[.$A347];[.G$1:.G$341])" office:value-type="float" office:value="4224.46" calcext:value-type="float">
            <text:p>4224.46</text:p>
          </table:table-cell>
          <table:table-cell table:style-name="ce10" table:formula="of:=SUM([.F347:.H347])" office:value-type="float" office:value="5499.97" calcext:value-type="float">
            <text:p>5499.97</text:p>
          </table:table-cell>
          <table:table-cell/>
          <table:table-cell table:style-name="ce11" table:formula="of:=COUNTIF([.A$1:.A$341];[.$A347])" office:value-type="float" office:value="0" calcext:value-type="float">
            <text:p>0.00</text:p>
          </table:table-cell>
          <table:table-cell table:style-name="ce11" table:formula="of:=COUNTIF([.B$1:.B$341];[.$A347])" office:value-type="float" office:value="5" calcext:value-type="float">
            <text:p>5.00</text:p>
          </table:table-cell>
          <table:table-cell table:style-name="ce11" table:formula="of:=COUNTIF([.C$1:.C$341];[.$A347])" office:value-type="float" office:value="14" calcext:value-type="float">
            <text:p>14.00</text:p>
          </table:table-cell>
          <table:table-cell table:style-name="ce12" table:formula="of:=[.K347]+[.L347]+[.M347]" office:value-type="float" office:value="19" calcext:value-type="float">
            <text:p>19.00</text:p>
          </table:table-cell>
        </table:table-row>
        <table:table-row table:style-name="ro3">
          <table:table-cell table:style-name="ce4" office:value-type="string" calcext:value-type="string">
            <text:p>Grudger Player</text:p>
          </table:table-cell>
          <table:table-cell table:style-name="ce6"/>
          <table:table-cell table:style-name="ce7" table:formula="of:=[.I348]/[.N348]" office:value-type="float" office:value="289.552631578947" calcext:value-type="float">
            <text:p>289.55</text:p>
          </table:table-cell>
          <table:table-cell table:style-name="ce8"/>
          <table:table-cell/>
          <table:table-cell table:style-name="ce9" table:formula="of:=SUMIF([.A$1:.A$341];[.$A348];[.E$1:.E$341])" office:value-type="float" office:value="0" calcext:value-type="float">
            <text:p>0.00</text:p>
          </table:table-cell>
          <table:table-cell table:style-name="ce9" table:formula="of:=SUMIF([.B$1:.B$341];[.$A348];[.F$1:.F$341])" office:value-type="float" office:value="4101.5" calcext:value-type="float">
            <text:p>4101.50</text:p>
          </table:table-cell>
          <table:table-cell table:style-name="ce9" table:formula="of:=SUMIF([.C$1:.C$341];[.$A348];[.G$1:.G$341])" office:value-type="float" office:value="1400" calcext:value-type="float">
            <text:p>1400.00</text:p>
          </table:table-cell>
          <table:table-cell table:style-name="ce10" table:formula="of:=SUM([.F348:.H348])" office:value-type="float" office:value="5501.5" calcext:value-type="float">
            <text:p>5501.50</text:p>
          </table:table-cell>
          <table:table-cell/>
          <table:table-cell table:style-name="ce11" table:formula="of:=COUNTIF([.A$1:.A$341];[.$A348])" office:value-type="float" office:value="0" calcext:value-type="float">
            <text:p>0.00</text:p>
          </table:table-cell>
          <table:table-cell table:style-name="ce11" table:formula="of:=COUNTIF([.B$1:.B$341];[.$A348])" office:value-type="float" office:value="14" calcext:value-type="float">
            <text:p>14.00</text:p>
          </table:table-cell>
          <table:table-cell table:style-name="ce11" table:formula="of:=COUNTIF([.C$1:.C$341];[.$A348])" office:value-type="float" office:value="5" calcext:value-type="float">
            <text:p>5.00</text:p>
          </table:table-cell>
          <table:table-cell table:style-name="ce12" table:formula="of:=[.K348]+[.L348]+[.M348]" office:value-type="float" office:value="19" calcext:value-type="float">
            <text:p>19.00</text:p>
          </table:table-cell>
        </table:table-row>
        <table:table-row table:style-name="ro3">
          <table:table-cell office:value-type="string" calcext:value-type="string">
            <text:p>True Peace Maker Player</text:p>
          </table:table-cell>
          <table:table-cell table:style-name="ce6"/>
          <table:table-cell table:style-name="ce7" table:formula="of:=[.I349]/[.N349]" office:value-type="float" office:value="253.207894736842" calcext:value-type="float">
            <text:p>253.21</text:p>
          </table:table-cell>
          <table:table-cell table:style-name="ce8"/>
          <table:table-cell/>
          <table:table-cell table:style-name="ce9" table:formula="of:=SUMIF([.A$1:.A$341];[.$A349];[.E$1:.E$341])" office:value-type="float" office:value="0" calcext:value-type="float">
            <text:p>0.00</text:p>
          </table:table-cell>
          <table:table-cell table:style-name="ce9" table:formula="of:=SUMIF([.B$1:.B$341];[.$A349];[.F$1:.F$341])" office:value-type="float" office:value="242.13" calcext:value-type="float">
            <text:p>242.13</text:p>
          </table:table-cell>
          <table:table-cell table:style-name="ce9" table:formula="of:=SUMIF([.C$1:.C$341];[.$A349];[.G$1:.G$341])" office:value-type="float" office:value="4568.82" calcext:value-type="float">
            <text:p>4568.82</text:p>
          </table:table-cell>
          <table:table-cell table:style-name="ce10" table:formula="of:=SUM([.F349:.H349])" office:value-type="float" office:value="4810.95" calcext:value-type="float">
            <text:p>4810.95</text:p>
          </table:table-cell>
          <table:table-cell/>
          <table:table-cell table:style-name="ce11" table:formula="of:=COUNTIF([.A$1:.A$341];[.$A349])" office:value-type="float" office:value="0" calcext:value-type="float">
            <text:p>0.00</text:p>
          </table:table-cell>
          <table:table-cell table:style-name="ce11" table:formula="of:=COUNTIF([.B$1:.B$341];[.$A349])" office:value-type="float" office:value="1" calcext:value-type="float">
            <text:p>1.00</text:p>
          </table:table-cell>
          <table:table-cell table:style-name="ce11" table:formula="of:=COUNTIF([.C$1:.C$341];[.$A349])" office:value-type="float" office:value="18" calcext:value-type="float">
            <text:p>18.00</text:p>
          </table:table-cell>
          <table:table-cell table:style-name="ce12" table:formula="of:=[.K349]+[.L349]+[.M349]" office:value-type="float" office:value="19" calcext:value-type="float">
            <text:p>19.00</text:p>
          </table:table-cell>
        </table:table-row>
        <table:table-row table:style-name="ro3">
          <table:table-cell office:value-type="string" calcext:value-type="string">
            <text:p>Gradual Player</text:p>
          </table:table-cell>
          <table:table-cell table:style-name="ce6"/>
          <table:table-cell table:style-name="ce7" table:formula="of:=[.I350]/[.N350]" office:value-type="float" office:value="270.443157894737" calcext:value-type="float">
            <text:p>270.44</text:p>
          </table:table-cell>
          <table:table-cell table:style-name="ce8"/>
          <table:table-cell/>
          <table:table-cell table:style-name="ce9" table:formula="of:=SUMIF([.A$1:.A$341];[.$A350];[.E$1:.E$341])" office:value-type="float" office:value="0" calcext:value-type="float">
            <text:p>0.00</text:p>
          </table:table-cell>
          <table:table-cell table:style-name="ce9" table:formula="of:=SUMIF([.B$1:.B$341];[.$A350];[.F$1:.F$341])" office:value-type="float" office:value="4027.42" calcext:value-type="float">
            <text:p>4027.42</text:p>
          </table:table-cell>
          <table:table-cell table:style-name="ce9" table:formula="of:=SUMIF([.C$1:.C$341];[.$A350];[.G$1:.G$341])" office:value-type="float" office:value="1111" calcext:value-type="float">
            <text:p>1111.00</text:p>
          </table:table-cell>
          <table:table-cell table:style-name="ce10" table:formula="of:=SUM([.F350:.H350])" office:value-type="float" office:value="5138.42" calcext:value-type="float">
            <text:p>5138.42</text:p>
          </table:table-cell>
          <table:table-cell/>
          <table:table-cell table:style-name="ce11" table:formula="of:=COUNTIF([.A$1:.A$341];[.$A350])" office:value-type="float" office:value="0" calcext:value-type="float">
            <text:p>0.00</text:p>
          </table:table-cell>
          <table:table-cell table:style-name="ce11" table:formula="of:=COUNTIF([.B$1:.B$341];[.$A350])" office:value-type="float" office:value="15" calcext:value-type="float">
            <text:p>15.00</text:p>
          </table:table-cell>
          <table:table-cell table:style-name="ce11" table:formula="of:=COUNTIF([.C$1:.C$341];[.$A350])" office:value-type="float" office:value="4" calcext:value-type="float">
            <text:p>4.00</text:p>
          </table:table-cell>
          <table:table-cell table:style-name="ce12" table:formula="of:=[.K350]+[.L350]+[.M350]" office:value-type="float" office:value="19" calcext:value-type="float">
            <text:p>19.00</text:p>
          </table:table-cell>
        </table:table-row>
        <table:table-row table:style-name="ro3">
          <table:table-cell office:value-type="string" calcext:value-type="string">
            <text:p>Naive Peace Maker</text:p>
          </table:table-cell>
          <table:table-cell table:style-name="ce6"/>
          <table:table-cell table:style-name="ce7" table:formula="of:=[.I351]/[.N351]" office:value-type="float" office:value="251.916842105263" calcext:value-type="float">
            <text:p>251.92</text:p>
          </table:table-cell>
          <table:table-cell table:style-name="ce8"/>
          <table:table-cell/>
          <table:table-cell table:style-name="ce9" table:formula="of:=SUMIF([.A$1:.A$341];[.$A351];[.E$1:.E$341])" office:value-type="float" office:value="0" calcext:value-type="float">
            <text:p>0.00</text:p>
          </table:table-cell>
          <table:table-cell table:style-name="ce9" table:formula="of:=SUMIF([.B$1:.B$341];[.$A351];[.F$1:.F$341])" office:value-type="float" office:value="3331.08" calcext:value-type="float">
            <text:p>3331.08</text:p>
          </table:table-cell>
          <table:table-cell table:style-name="ce9" table:formula="of:=SUMIF([.C$1:.C$341];[.$A351];[.G$1:.G$341])" office:value-type="float" office:value="1455.34" calcext:value-type="float">
            <text:p>1455.34</text:p>
          </table:table-cell>
          <table:table-cell table:style-name="ce10" table:formula="of:=SUM([.F351:.H351])" office:value-type="float" office:value="4786.42" calcext:value-type="float">
            <text:p>4786.42</text:p>
          </table:table-cell>
          <table:table-cell/>
          <table:table-cell table:style-name="ce11" table:formula="of:=COUNTIF([.A$1:.A$341];[.$A351])" office:value-type="float" office:value="0" calcext:value-type="float">
            <text:p>0.00</text:p>
          </table:table-cell>
          <table:table-cell table:style-name="ce11" table:formula="of:=COUNTIF([.B$1:.B$341];[.$A351])" office:value-type="float" office:value="13" calcext:value-type="float">
            <text:p>13.00</text:p>
          </table:table-cell>
          <table:table-cell table:style-name="ce11" table:formula="of:=COUNTIF([.C$1:.C$341];[.$A351])" office:value-type="float" office:value="6" calcext:value-type="float">
            <text:p>6.00</text:p>
          </table:table-cell>
          <table:table-cell table:style-name="ce12" table:formula="of:=[.K351]+[.L351]+[.M351]" office:value-type="float" office:value="19" calcext:value-type="float">
            <text:p>19.00</text:p>
          </table:table-cell>
        </table:table-row>
        <table:table-row table:style-name="ro3">
          <table:table-cell office:value-type="string" calcext:value-type="string">
            <text:p>Repeat Outcome Player</text:p>
          </table:table-cell>
          <table:table-cell table:style-name="ce6"/>
          <table:table-cell table:style-name="ce7" table:formula="of:=[.I352]/[.N352]" office:value-type="float" office:value="200.69052631579" calcext:value-type="float">
            <text:p>200.69</text:p>
          </table:table-cell>
          <table:table-cell table:style-name="ce8"/>
          <table:table-cell/>
          <table:table-cell table:style-name="ce9" table:formula="of:=SUMIF([.A$1:.A$341];[.$A352];[.E$1:.E$341])" office:value-type="float" office:value="0" calcext:value-type="float">
            <text:p>0.00</text:p>
          </table:table-cell>
          <table:table-cell table:style-name="ce9" table:formula="of:=SUMIF([.B$1:.B$341];[.$A352];[.F$1:.F$341])" office:value-type="float" office:value="1680.57" calcext:value-type="float">
            <text:p>1680.57</text:p>
          </table:table-cell>
          <table:table-cell table:style-name="ce9" table:formula="of:=SUMIF([.C$1:.C$341];[.$A352];[.G$1:.G$341])" office:value-type="float" office:value="2132.55" calcext:value-type="float">
            <text:p>2132.55</text:p>
          </table:table-cell>
          <table:table-cell table:style-name="ce10" table:formula="of:=SUM([.F352:.H352])" office:value-type="float" office:value="3813.12" calcext:value-type="float">
            <text:p>3813.12</text:p>
          </table:table-cell>
          <table:table-cell/>
          <table:table-cell table:style-name="ce11" table:formula="of:=COUNTIF([.A$1:.A$341];[.$A352])" office:value-type="float" office:value="0" calcext:value-type="float">
            <text:p>0.00</text:p>
          </table:table-cell>
          <table:table-cell table:style-name="ce11" table:formula="of:=COUNTIF([.B$1:.B$341];[.$A352])" office:value-type="float" office:value="9" calcext:value-type="float">
            <text:p>9.00</text:p>
          </table:table-cell>
          <table:table-cell table:style-name="ce11" table:formula="of:=COUNTIF([.C$1:.C$341];[.$A352])" office:value-type="float" office:value="10" calcext:value-type="float">
            <text:p>10.00</text:p>
          </table:table-cell>
          <table:table-cell table:style-name="ce12" table:formula="of:=[.K352]+[.L352]+[.M352]" office:value-type="float" office:value="19" calcext:value-type="float">
            <text:p>19.00</text:p>
          </table:table-cell>
        </table:table-row>
        <table:table-row table:style-name="ro3">
          <table:table-cell office:value-type="string" calcext:value-type="string">
            <text:p>Soft Grudge Player</text:p>
          </table:table-cell>
          <table:table-cell table:style-name="ce6"/>
          <table:table-cell table:style-name="ce7" table:formula="of:=[.I353]/[.N353]" office:value-type="float" office:value="235.471578947368" calcext:value-type="float">
            <text:p>235.47</text:p>
          </table:table-cell>
          <table:table-cell table:style-name="ce8"/>
          <table:table-cell/>
          <table:table-cell table:style-name="ce9" table:formula="of:=SUMIF([.A$1:.A$341];[.$A353];[.E$1:.E$341])" office:value-type="float" office:value="0" calcext:value-type="float">
            <text:p>0.00</text:p>
          </table:table-cell>
          <table:table-cell table:style-name="ce9" table:formula="of:=SUMIF([.B$1:.B$341];[.$A353];[.F$1:.F$341])" office:value-type="float" office:value="1374.5" calcext:value-type="float">
            <text:p>1374.50</text:p>
          </table:table-cell>
          <table:table-cell table:style-name="ce9" table:formula="of:=SUMIF([.C$1:.C$341];[.$A353];[.G$1:.G$341])" office:value-type="float" office:value="3099.46" calcext:value-type="float">
            <text:p>3099.46</text:p>
          </table:table-cell>
          <table:table-cell table:style-name="ce10" table:formula="of:=SUM([.F353:.H353])" office:value-type="float" office:value="4473.96" calcext:value-type="float">
            <text:p>4473.96</text:p>
          </table:table-cell>
          <table:table-cell/>
          <table:table-cell table:style-name="ce11" table:formula="of:=COUNTIF([.A$1:.A$341];[.$A353])" office:value-type="float" office:value="0" calcext:value-type="float">
            <text:p>0.00</text:p>
          </table:table-cell>
          <table:table-cell table:style-name="ce11" table:formula="of:=COUNTIF([.B$1:.B$341];[.$A353])" office:value-type="float" office:value="7" calcext:value-type="float">
            <text:p>7.00</text:p>
          </table:table-cell>
          <table:table-cell table:style-name="ce11" table:formula="of:=COUNTIF([.C$1:.C$341];[.$A353])" office:value-type="float" office:value="12" calcext:value-type="float">
            <text:p>12.00</text:p>
          </table:table-cell>
          <table:table-cell table:style-name="ce12" table:formula="of:=[.K353]+[.L353]+[.M353]" office:value-type="float" office:value="19" calcext:value-type="float">
            <text:p>19.00</text:p>
          </table:table-cell>
        </table:table-row>
        <table:table-row table:style-name="ro3">
          <table:table-cell office:value-type="string" calcext:value-type="string">
            <text:p>Adaptive Player</text:p>
          </table:table-cell>
          <table:table-cell table:style-name="ce6"/>
          <table:table-cell table:style-name="ce7" table:formula="of:=[.I354]/[.N354]" office:value-type="float" office:value="290.195263157895" calcext:value-type="float">
            <text:p>290.20</text:p>
          </table:table-cell>
          <table:table-cell table:style-name="ce8"/>
          <table:table-cell/>
          <table:table-cell table:style-name="ce9" table:formula="of:=SUMIF([.A$1:.A$341];[.$A354];[.E$1:.E$341])" office:value-type="float" office:value="0" calcext:value-type="float">
            <text:p>0.00</text:p>
          </table:table-cell>
          <table:table-cell table:style-name="ce9" table:formula="of:=SUMIF([.B$1:.B$341];[.$A354];[.F$1:.F$341])" office:value-type="float" office:value="5293.71" calcext:value-type="float">
            <text:p>5293.71</text:p>
          </table:table-cell>
          <table:table-cell table:style-name="ce9" table:formula="of:=SUMIF([.C$1:.C$341];[.$A354];[.G$1:.G$341])" office:value-type="float" office:value="220" calcext:value-type="float">
            <text:p>220.00</text:p>
          </table:table-cell>
          <table:table-cell table:style-name="ce10" table:formula="of:=SUM([.F354:.H354])" office:value-type="float" office:value="5513.71" calcext:value-type="float">
            <text:p>5513.71</text:p>
          </table:table-cell>
          <table:table-cell/>
          <table:table-cell table:style-name="ce11" table:formula="of:=COUNTIF([.A$1:.A$341];[.$A354])" office:value-type="float" office:value="0" calcext:value-type="float">
            <text:p>0.00</text:p>
          </table:table-cell>
          <table:table-cell table:style-name="ce11" table:formula="of:=COUNTIF([.B$1:.B$341];[.$A354])" office:value-type="float" office:value="18" calcext:value-type="float">
            <text:p>18.00</text:p>
          </table:table-cell>
          <table:table-cell table:style-name="ce11" table:formula="of:=COUNTIF([.C$1:.C$341];[.$A354])" office:value-type="float" office:value="1" calcext:value-type="float">
            <text:p>1.00</text:p>
          </table:table-cell>
          <table:table-cell table:style-name="ce12" table:formula="of:=[.K354]+[.L354]+[.M354]" office:value-type="float" office:value="19" calcext:value-type="float">
            <text:p>19.00</text:p>
          </table:table-cell>
        </table:table-row>
        <table:table-row table:style-name="ro3">
          <table:table-cell office:value-type="string" calcext:value-type="string">
            <text:p>Suspicious Player</text:p>
          </table:table-cell>
          <table:table-cell table:style-name="ce6"/>
          <table:table-cell table:style-name="ce7" table:formula="of:=[.I355]/[.N355]" office:value-type="float" office:value="332.104210526316" calcext:value-type="float">
            <text:p>332.10</text:p>
          </table:table-cell>
          <table:table-cell table:style-name="ce8"/>
          <table:table-cell/>
          <table:table-cell table:style-name="ce9" table:formula="of:=SUMIF([.A$1:.A$341];[.$A355];[.E$1:.E$341])" office:value-type="float" office:value="0" calcext:value-type="float">
            <text:p>0.00</text:p>
          </table:table-cell>
          <table:table-cell table:style-name="ce9" table:formula="of:=SUMIF([.B$1:.B$341];[.$A355];[.F$1:.F$341])" office:value-type="float" office:value="1763.26" calcext:value-type="float">
            <text:p>1763.26</text:p>
          </table:table-cell>
          <table:table-cell table:style-name="ce9" table:formula="of:=SUMIF([.C$1:.C$341];[.$A355];[.G$1:.G$341])" office:value-type="float" office:value="4546.72" calcext:value-type="float">
            <text:p>4546.72</text:p>
          </table:table-cell>
          <table:table-cell table:style-name="ce10" table:formula="of:=SUM([.F355:.H355])" office:value-type="float" office:value="6309.98" calcext:value-type="float">
            <text:p>6309.98</text:p>
          </table:table-cell>
          <table:table-cell/>
          <table:table-cell table:style-name="ce11" table:formula="of:=COUNTIF([.A$1:.A$341];[.$A355])" office:value-type="float" office:value="0" calcext:value-type="float">
            <text:p>0.00</text:p>
          </table:table-cell>
          <table:table-cell table:style-name="ce11" table:formula="of:=COUNTIF([.B$1:.B$341];[.$A355])" office:value-type="float" office:value="6" calcext:value-type="float">
            <text:p>6.00</text:p>
          </table:table-cell>
          <table:table-cell table:style-name="ce11" table:formula="of:=COUNTIF([.C$1:.C$341];[.$A355])" office:value-type="float" office:value="13" calcext:value-type="float">
            <text:p>13.00</text:p>
          </table:table-cell>
          <table:table-cell table:style-name="ce12" table:formula="of:=[.K355]+[.L355]+[.M355]" office:value-type="float" office:value="19" calcext:value-type="float">
            <text:p>19.00</text:p>
          </table:table-cell>
        </table:table-row>
        <table:table-row table:style-name="ro3">
          <table:table-cell office:value-type="string" calcext:value-type="string">
            <text:p>Naive Prober Player</text:p>
          </table:table-cell>
          <table:table-cell table:style-name="ce6"/>
          <table:table-cell table:style-name="ce7" table:formula="of:=[.I356]/[.N356]" office:value-type="float" office:value="289.961578947368" calcext:value-type="float">
            <text:p>289.96</text:p>
          </table:table-cell>
          <table:table-cell table:style-name="ce8"/>
          <table:table-cell/>
          <table:table-cell table:style-name="ce9" table:formula="of:=SUMIF([.A$1:.A$341];[.$A356];[.E$1:.E$341])" office:value-type="float" office:value="0" calcext:value-type="float">
            <text:p>0.00</text:p>
          </table:table-cell>
          <table:table-cell table:style-name="ce9" table:formula="of:=SUMIF([.B$1:.B$341];[.$A356];[.F$1:.F$341])" office:value-type="float" office:value="3610.37" calcext:value-type="float">
            <text:p>3610.37</text:p>
          </table:table-cell>
          <table:table-cell table:style-name="ce9" table:formula="of:=SUMIF([.C$1:.C$341];[.$A356];[.G$1:.G$341])" office:value-type="float" office:value="1898.9" calcext:value-type="float">
            <text:p>1898.90</text:p>
          </table:table-cell>
          <table:table-cell table:style-name="ce10" table:formula="of:=SUM([.F356:.H356])" office:value-type="float" office:value="5509.27" calcext:value-type="float">
            <text:p>5509.27</text:p>
          </table:table-cell>
          <table:table-cell/>
          <table:table-cell table:style-name="ce11" table:formula="of:=COUNTIF([.A$1:.A$341];[.$A356])" office:value-type="float" office:value="0" calcext:value-type="float">
            <text:p>0.00</text:p>
          </table:table-cell>
          <table:table-cell table:style-name="ce11" table:formula="of:=COUNTIF([.B$1:.B$341];[.$A356])" office:value-type="float" office:value="12" calcext:value-type="float">
            <text:p>12.00</text:p>
          </table:table-cell>
          <table:table-cell table:style-name="ce11" table:formula="of:=COUNTIF([.C$1:.C$341];[.$A356])" office:value-type="float" office:value="7" calcext:value-type="float">
            <text:p>7.00</text:p>
          </table:table-cell>
          <table:table-cell table:style-name="ce12" table:formula="of:=[.K356]+[.L356]+[.M356]" office:value-type="float" office:value="19" calcext:value-type="float">
            <text:p>19.00</text:p>
          </table:table-cell>
        </table:table-row>
        <table:table-row table:style-name="ro3">
          <table:table-cell office:value-type="string" calcext:value-type="string">
            <text:p>Cooperate Player</text:p>
          </table:table-cell>
          <table:table-cell table:style-name="ce6"/>
          <table:table-cell table:style-name="ce7" table:formula="of:=[.I357]/[.N357]" office:value-type="float" office:value="107.485263157895" calcext:value-type="float">
            <text:p>107.49</text:p>
          </table:table-cell>
          <table:table-cell table:style-name="ce8"/>
          <table:table-cell/>
          <table:table-cell table:style-name="ce9" table:formula="of:=SUMIF([.A$1:.A$341];[.$A357];[.E$1:.E$341])" office:value-type="float" office:value="0" calcext:value-type="float">
            <text:p>0.00</text:p>
          </table:table-cell>
          <table:table-cell table:style-name="ce9" table:formula="of:=SUMIF([.B$1:.B$341];[.$A357];[.F$1:.F$341])" office:value-type="float" office:value="1697.22" calcext:value-type="float">
            <text:p>1697.22</text:p>
          </table:table-cell>
          <table:table-cell table:style-name="ce9" table:formula="of:=SUMIF([.C$1:.C$341];[.$A357];[.G$1:.G$341])" office:value-type="float" office:value="345" calcext:value-type="float">
            <text:p>345.00</text:p>
          </table:table-cell>
          <table:table-cell table:style-name="ce10" table:formula="of:=SUM([.F357:.H357])" office:value-type="float" office:value="2042.22" calcext:value-type="float">
            <text:p>2042.22</text:p>
          </table:table-cell>
          <table:table-cell/>
          <table:table-cell table:style-name="ce11" table:formula="of:=COUNTIF([.A$1:.A$341];[.$A357])" office:value-type="float" office:value="0" calcext:value-type="float">
            <text:p>0.00</text:p>
          </table:table-cell>
          <table:table-cell table:style-name="ce11" table:formula="of:=COUNTIF([.B$1:.B$341];[.$A357])" office:value-type="float" office:value="17" calcext:value-type="float">
            <text:p>17.00</text:p>
          </table:table-cell>
          <table:table-cell table:style-name="ce11" table:formula="of:=COUNTIF([.C$1:.C$341];[.$A357])" office:value-type="float" office:value="2" calcext:value-type="float">
            <text:p>2.00</text:p>
          </table:table-cell>
          <table:table-cell table:style-name="ce12" table:formula="of:=[.K357]+[.L357]+[.M357]" office:value-type="float" office:value="19" calcext:value-type="float">
            <text:p>19.00</text:p>
          </table:table-cell>
        </table:table-row>
        <table:table-row table:style-name="ro3">
          <table:table-cell office:value-type="string" calcext:value-type="string">
            <text:p>Defect Player</text:p>
          </table:table-cell>
          <table:table-cell table:style-name="ce6"/>
          <table:table-cell table:style-name="ce7" table:formula="of:=[.I358]/[.N358]" office:value-type="float" office:value="335.336315789474" calcext:value-type="float">
            <text:p>335.34</text:p>
          </table:table-cell>
          <table:table-cell table:style-name="ce8"/>
          <table:table-cell/>
          <table:table-cell table:style-name="ce9" table:formula="of:=SUMIF([.A$1:.A$341];[.$A358];[.E$1:.E$341])" office:value-type="float" office:value="0" calcext:value-type="float">
            <text:p>0.00</text:p>
          </table:table-cell>
          <table:table-cell table:style-name="ce9" table:formula="of:=SUMIF([.B$1:.B$341];[.$A358];[.F$1:.F$341])" office:value-type="float" office:value="5141.39" calcext:value-type="float">
            <text:p>5141.39</text:p>
          </table:table-cell>
          <table:table-cell table:style-name="ce9" table:formula="of:=SUMIF([.C$1:.C$341];[.$A358];[.G$1:.G$341])" office:value-type="float" office:value="1230" calcext:value-type="float">
            <text:p>1230.00</text:p>
          </table:table-cell>
          <table:table-cell table:style-name="ce10" table:formula="of:=SUM([.F358:.H358])" office:value-type="float" office:value="6371.39" calcext:value-type="float">
            <text:p>6371.39</text:p>
          </table:table-cell>
          <table:table-cell/>
          <table:table-cell table:style-name="ce11" table:formula="of:=COUNTIF([.A$1:.A$341];[.$A358])" office:value-type="float" office:value="0" calcext:value-type="float">
            <text:p>0.00</text:p>
          </table:table-cell>
          <table:table-cell table:style-name="ce11" table:formula="of:=COUNTIF([.B$1:.B$341];[.$A358])" office:value-type="float" office:value="16" calcext:value-type="float">
            <text:p>16.00</text:p>
          </table:table-cell>
          <table:table-cell table:style-name="ce11" table:formula="of:=COUNTIF([.C$1:.C$341];[.$A358])" office:value-type="float" office:value="3" calcext:value-type="float">
            <text:p>3.00</text:p>
          </table:table-cell>
          <table:table-cell table:style-name="ce12" table:formula="of:=[.K358]+[.L358]+[.M358]" office:value-type="float" office:value="19" calcext:value-type="float">
            <text:p>19.00</text:p>
          </table:table-cell>
        </table:table-row>
        <table:table-row table:style-name="ro3">
          <table:table-cell office:value-type="string" calcext:value-type="string">
            <text:p>Random Tit for Tat Player</text:p>
          </table:table-cell>
          <table:table-cell table:style-name="ce6"/>
          <table:table-cell table:style-name="ce7" table:formula="of:=[.I359]/[.N359]" office:value-type="float" office:value="255.639473684211" calcext:value-type="float">
            <text:p>255.64</text:p>
          </table:table-cell>
          <table:table-cell table:style-name="ce8"/>
          <table:table-cell/>
          <table:table-cell table:style-name="ce9" table:formula="of:=SUMIF([.A$1:.A$341];[.$A359];[.E$1:.E$341])" office:value-type="float" office:value="0" calcext:value-type="float">
            <text:p>0.00</text:p>
          </table:table-cell>
          <table:table-cell table:style-name="ce9" table:formula="of:=SUMIF([.B$1:.B$341];[.$A359];[.F$1:.F$341])" office:value-type="float" office:value="904.59" calcext:value-type="float">
            <text:p>904.59</text:p>
          </table:table-cell>
          <table:table-cell table:style-name="ce9" table:formula="of:=SUMIF([.C$1:.C$341];[.$A359];[.G$1:.G$341])" office:value-type="float" office:value="3952.56" calcext:value-type="float">
            <text:p>3952.56</text:p>
          </table:table-cell>
          <table:table-cell table:style-name="ce10" table:formula="of:=SUM([.F359:.H359])" office:value-type="float" office:value="4857.15" calcext:value-type="float">
            <text:p>4857.15</text:p>
          </table:table-cell>
          <table:table-cell/>
          <table:table-cell table:style-name="ce11" table:formula="of:=COUNTIF([.A$1:.A$341];[.$A359])" office:value-type="float" office:value="0" calcext:value-type="float">
            <text:p>0.00</text:p>
          </table:table-cell>
          <table:table-cell table:style-name="ce11" table:formula="of:=COUNTIF([.B$1:.B$341];[.$A359])" office:value-type="float" office:value="4" calcext:value-type="float">
            <text:p>4.00</text:p>
          </table:table-cell>
          <table:table-cell table:style-name="ce11" table:formula="of:=COUNTIF([.C$1:.C$341];[.$A359])" office:value-type="float" office:value="15" calcext:value-type="float">
            <text:p>15.00</text:p>
          </table:table-cell>
          <table:table-cell table:style-name="ce12" table:formula="of:=[.K359]+[.L359]+[.M359]" office:value-type="float" office:value="19" calcext:value-type="float">
            <text:p>19.00</text:p>
          </table:table-cell>
        </table:table-row>
        <table:table-row table:style-name="ro3">
          <table:table-cell office:value-type="string" calcext:value-type="string">
            <text:p>Random Tit for Two Tats Player</text:p>
          </table:table-cell>
          <table:table-cell table:style-name="ce6"/>
          <table:table-cell table:style-name="ce7" table:formula="of:=[.I360]/[.N360]" office:value-type="float" office:value="255.495263157895" calcext:value-type="float">
            <text:p>255.50</text:p>
          </table:table-cell>
          <table:table-cell table:style-name="ce8"/>
          <table:table-cell/>
          <table:table-cell table:style-name="ce9" table:formula="of:=SUMIF([.A$1:.A$341];[.$A360];[.E$1:.E$341])" office:value-type="float" office:value="0" calcext:value-type="float">
            <text:p>0.00</text:p>
          </table:table-cell>
          <table:table-cell table:style-name="ce9" table:formula="of:=SUMIF([.B$1:.B$341];[.$A360];[.F$1:.F$341])" office:value-type="float" office:value="479.24" calcext:value-type="float">
            <text:p>479.24</text:p>
          </table:table-cell>
          <table:table-cell table:style-name="ce9" table:formula="of:=SUMIF([.C$1:.C$341];[.$A360];[.G$1:.G$341])" office:value-type="float" office:value="4375.17" calcext:value-type="float">
            <text:p>4375.17</text:p>
          </table:table-cell>
          <table:table-cell table:style-name="ce10" table:formula="of:=SUM([.F360:.H360])" office:value-type="float" office:value="4854.41" calcext:value-type="float">
            <text:p>4854.41</text:p>
          </table:table-cell>
          <table:table-cell/>
          <table:table-cell table:style-name="ce11" table:formula="of:=COUNTIF([.A$1:.A$341];[.$A360])" office:value-type="float" office:value="0" calcext:value-type="float">
            <text:p>0.00</text:p>
          </table:table-cell>
          <table:table-cell table:style-name="ce11" table:formula="of:=COUNTIF([.B$1:.B$341];[.$A360])" office:value-type="float" office:value="2" calcext:value-type="float">
            <text:p>2.00</text:p>
          </table:table-cell>
          <table:table-cell table:style-name="ce11" table:formula="of:=COUNTIF([.C$1:.C$341];[.$A360])" office:value-type="float" office:value="17" calcext:value-type="float">
            <text:p>17.00</text:p>
          </table:table-cell>
          <table:table-cell table:style-name="ce12" table:formula="of:=[.K360]+[.L360]+[.M360]" office:value-type="float" office:value="19" calcext:value-type="float">
            <text:p>19.00</text:p>
          </table:table-cell>
        </table:table-row>
        <table:table-row table:style-name="ro3">
          <table:table-cell office:value-type="string" calcext:value-type="string">
            <text:p>Repeat Outcome Random Player</text:p>
          </table:table-cell>
          <table:table-cell table:style-name="ce6"/>
          <table:table-cell table:style-name="ce7" table:formula="of:=[.I361]/[.N361]" office:value-type="float" office:value="207.152105263158" calcext:value-type="float">
            <text:p>207.15</text:p>
          </table:table-cell>
          <table:table-cell table:style-name="ce8"/>
          <table:table-cell/>
          <table:table-cell table:style-name="ce9" table:formula="of:=SUMIF([.A$1:.A$341];[.$A361];[.E$1:.E$341])" office:value-type="float" office:value="0" calcext:value-type="float">
            <text:p>0.00</text:p>
          </table:table-cell>
          <table:table-cell table:style-name="ce9" table:formula="of:=SUMIF([.B$1:.B$341];[.$A361];[.F$1:.F$341])" office:value-type="float" office:value="1430.05" calcext:value-type="float">
            <text:p>1430.05</text:p>
          </table:table-cell>
          <table:table-cell table:style-name="ce9" table:formula="of:=SUMIF([.C$1:.C$341];[.$A361];[.G$1:.G$341])" office:value-type="float" office:value="2505.84" calcext:value-type="float">
            <text:p>2505.84</text:p>
          </table:table-cell>
          <table:table-cell table:style-name="ce10" table:formula="of:=SUM([.F361:.H361])" office:value-type="float" office:value="3935.89" calcext:value-type="float">
            <text:p>3935.89</text:p>
          </table:table-cell>
          <table:table-cell/>
          <table:table-cell table:style-name="ce11" table:formula="of:=COUNTIF([.A$1:.A$341];[.$A361])" office:value-type="float" office:value="0" calcext:value-type="float">
            <text:p>0.00</text:p>
          </table:table-cell>
          <table:table-cell table:style-name="ce11" table:formula="of:=COUNTIF([.B$1:.B$341];[.$A361])" office:value-type="float" office:value="8" calcext:value-type="float">
            <text:p>8.00</text:p>
          </table:table-cell>
          <table:table-cell table:style-name="ce11" table:formula="of:=COUNTIF([.C$1:.C$341];[.$A361])" office:value-type="float" office:value="11" calcext:value-type="float">
            <text:p>11.00</text:p>
          </table:table-cell>
          <table:table-cell table:style-name="ce12" table:formula="of:=[.K361]+[.L361]+[.M361]" office:value-type="float" office:value="19" calcext:value-type="float">
            <text:p>19.00</text:p>
          </table:table-cell>
        </table:table-row>
        <table:table-row table:style-name="ro3">
          <table:table-cell office:value-type="string" calcext:value-type="string">
            <text:p>Random Player</text:p>
          </table:table-cell>
          <table:table-cell table:style-name="ce6"/>
          <table:table-cell table:style-name="ce7" table:formula="of:=[.I362]/[.N362]" office:value-type="float" office:value="196.148421052632" calcext:value-type="float">
            <text:p>196.15</text:p>
          </table:table-cell>
          <table:table-cell table:style-name="ce8"/>
          <table:table-cell/>
          <table:table-cell table:style-name="ce9" table:formula="of:=SUMIF([.A$1:.A$341];[.$A362];[.E$1:.E$341])" office:value-type="float" office:value="0" calcext:value-type="float">
            <text:p>0.00</text:p>
          </table:table-cell>
          <table:table-cell table:style-name="ce9" table:formula="of:=SUMIF([.B$1:.B$341];[.$A362];[.F$1:.F$341])" office:value-type="float" office:value="2217.61" calcext:value-type="float">
            <text:p>2217.61</text:p>
          </table:table-cell>
          <table:table-cell table:style-name="ce9" table:formula="of:=SUMIF([.C$1:.C$341];[.$A362];[.G$1:.G$341])" office:value-type="float" office:value="1509.21" calcext:value-type="float">
            <text:p>1509.21</text:p>
          </table:table-cell>
          <table:table-cell table:style-name="ce10" table:formula="of:=SUM([.F362:.H362])" office:value-type="float" office:value="3726.82" calcext:value-type="float">
            <text:p>3726.82</text:p>
          </table:table-cell>
          <table:table-cell/>
          <table:table-cell table:style-name="ce11" table:formula="of:=COUNTIF([.A$1:.A$341];[.$A362])" office:value-type="float" office:value="0" calcext:value-type="float">
            <text:p>0.00</text:p>
          </table:table-cell>
          <table:table-cell table:style-name="ce11" table:formula="of:=COUNTIF([.B$1:.B$341];[.$A362])" office:value-type="float" office:value="11" calcext:value-type="float">
            <text:p>11.00</text:p>
          </table:table-cell>
          <table:table-cell table:style-name="ce11" table:formula="of:=COUNTIF([.C$1:.C$341];[.$A362])" office:value-type="float" office:value="8" calcext:value-type="float">
            <text:p>8.00</text:p>
          </table:table-cell>
          <table:table-cell table:style-name="ce12" table:formula="of:=[.K362]+[.L362]+[.M362]" office:value-type="float" office:value="19" calcext:value-type="float">
            <text:p>19.00</text:p>
          </table:table-cell>
        </table:table-row>
        <table:table-row table:style-name="ro3">
          <table:table-cell office:value-type="string" calcext:value-type="string">
            <text:p>Remorseful Prober</text:p>
          </table:table-cell>
          <table:table-cell table:style-name="ce6"/>
          <table:table-cell table:style-name="ce7" table:formula="of:=[.I363]/[.N363]" office:value-type="float" office:value="129.091052631579" calcext:value-type="float">
            <text:p>129.09</text:p>
          </table:table-cell>
          <table:table-cell table:style-name="ce8"/>
          <table:table-cell/>
          <table:table-cell table:style-name="ce9" table:formula="of:=SUMIF([.A$1:.A$341];[.$A363];[.E$1:.E$341])" office:value-type="float" office:value="0" calcext:value-type="float">
            <text:p>0.00</text:p>
          </table:table-cell>
          <table:table-cell table:style-name="ce9" table:formula="of:=SUMIF([.B$1:.B$341];[.$A363];[.F$1:.F$341])" office:value-type="float" office:value="840.7" calcext:value-type="float">
            <text:p>840.70</text:p>
          </table:table-cell>
          <table:table-cell table:style-name="ce9" table:formula="of:=SUMIF([.C$1:.C$341];[.$A363];[.G$1:.G$341])" office:value-type="float" office:value="1612.03" calcext:value-type="float">
            <text:p>1612.03</text:p>
          </table:table-cell>
          <table:table-cell table:style-name="ce10" table:formula="of:=SUM([.F363:.H363])" office:value-type="float" office:value="2452.73" calcext:value-type="float">
            <text:p>2452.73</text:p>
          </table:table-cell>
          <table:table-cell/>
          <table:table-cell table:style-name="ce11" table:formula="of:=COUNTIF([.A$1:.A$341];[.$A363])" office:value-type="float" office:value="0" calcext:value-type="float">
            <text:p>0.00</text:p>
          </table:table-cell>
          <table:table-cell table:style-name="ce11" table:formula="of:=COUNTIF([.B$1:.B$341];[.$A363])" office:value-type="float" office:value="10" calcext:value-type="float">
            <text:p>10.00</text:p>
          </table:table-cell>
          <table:table-cell table:style-name="ce11" table:formula="of:=COUNTIF([.C$1:.C$341];[.$A363])" office:value-type="float" office:value="9" calcext:value-type="float">
            <text:p>9.00</text:p>
          </table:table-cell>
          <table:table-cell table:style-name="ce12" table:formula="of:=[.K363]+[.L363]+[.M363]" office:value-type="float" office:value="19" calcext:value-type="float">
            <text:p>19.00</text:p>
          </table:table-cell>
        </table:table-row>
        <calcext:conditional-formats>
          <calcext:conditional-format calcext:target-range-address="Sheet1.B346:Sheet1.B363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Sheet1.C346:Sheet1.C363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Sheet1.D346:Sheet1.D363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Sheet1.F346:Sheet1.H363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Sheet1.I346:Sheet1.I363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Sheet1.K346:Sheet1.M363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Sheet1.F346:Sheet1.H363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10108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09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0" number:language="en" number:country="CA">
      <number:day number:style="long"/>
      <number:text>-</number:text>
      <number:month number:textual="true"/>
    </number:date-style>
    <number:date-style style:name="N10111" number:language="en" number:country="CA">
      <number:month number:textual="true"/>
      <number:text>-</number:text>
      <number:year/>
    </number:date-style>
    <number:time-style style:name="N10112" number:language="en" number:country="CA">
      <number:hours/>
      <number:text>:</number:text>
      <number:minutes number:style="long"/>
      <number:text> </number:text>
      <number:am-pm/>
    </number:time-style>
    <number:time-style style:name="N10113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</number:time-style>
    <number:time-style style:name="N10115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6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7P0" style:volatile="true" number:language="en" number:country="CA">
      <number:number number:decimal-places="0" number:min-integer-digits="1" number:grouping="true"/>
    </number:number-style>
    <number:number-style style:name="N10117" number:language="en" number:country="CA"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CA">
      <number:number number:decimal-places="0" number:min-integer-digits="1" number:grouping="true"/>
    </number:number-style>
    <number:number-style style:name="N10118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2" number:min-integer-digits="1" number:grouping="true"/>
    </number:number-style>
    <number:number-style style:name="N10119" number:language="en" number:country="CA"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number:min-integer-digits="1" number:grouping="true"/>
    </number:number-style>
    <number:number-style style:name="N10120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21P1" style:volatile="true" number:language="en" number:country="CA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1P2" style:volatile="true" number:language="en" number:country="CA">
      <number:text> </number:text>
      <loext:fill-character> </loext:fill-character>
      <number:text>- </number:text>
    </number:number-style>
    <number:text-style style:name="N10121" number:language="en" number:country="CA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currency-style style:name="N10122P0" style:volatile="true" number:language="en" number:country="CA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22P1" style:volatile="true" number:language="en" number:country="CA">
      <number:text>-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22P2" style:volatile="true" number:language="en" number:country="CA">
      <number:text> </number:text>
      <number:currency-symbol/>
      <loext:fill-character> </loext:fill-character>
      <number:text>- </number:text>
    </number:currency-style>
    <number:text-style style:name="N10122" number:language="en" number:country="CA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CA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23P1" style:volatile="true" number:language="en" number:country="CA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23P2" style:volatile="true" number:language="en" number:country="CA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3" number:language="en" number:country="CA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currency-style style:name="N10124P0" style:volatile="true" number:language="en" number:country="CA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24P1" style:volatile="true" number:language="en" number:country="CA">
      <number:text>-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24P2" style:volatile="true" number:language="en" number:country="CA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24" number:language="en" number:country="CA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3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23T20:00:42.591610267</dc:date>
    <meta:document-statistic meta:table-count="1" meta:cell-count="1562" meta:object-count="0"/>
    <meta:generator>LibreOffice/4.2.8.2$Linux_X86_64 LibreOffice_project/420m0$Build-2</meta:generator>
  </office:meta>
</office:document-meta>
</file>